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rms</text:p>
          </table:table-cell>
          <table:table-cell table:style-name="ce1" office:value-type="string" calcext:value-type="string">
            <text:p>1st quartile</text:p>
          </table:table-cell>
          <table:table-cell table:style-name="ce1" office:value-type="string" calcext:value-type="string">
            <text:p>2nd quartile</text:p>
          </table:table-cell>
          <table:table-cell table:style-name="ce1" office:value-type="string" calcext:value-type="string">
            <text:p>3rd quartile</text:p>
          </table:table-cell>
          <table:table-cell table:style-name="ce1" office:value-type="string" calcext:value-type="string">
            <text:p>interquartilerang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variance</text:p>
          </table:table-cell>
        </table:table-row>
        <table:table-row table:style-name="ro2">
          <table:table-cell office:value-type="string" calcext:value-type="string">
            <text:p>w1</text:p>
          </table:table-cell>
          <table:table-cell office:value-type="float" office:value="100" calcext:value-type="float">
            <text:p>100</text:p>
          </table:table-cell>
          <table:table-cell office:value-type="float" office:value="194.3462979" calcext:value-type="float">
            <text:p>194.3462979</text:p>
          </table:table-cell>
          <table:table-cell office:value-type="float" office:value="0.799770369407629" calcext:value-type="float">
            <text:p>0.799770369407629</text:p>
          </table:table-cell>
          <table:table-cell office:value-type="float" office:value="193.04144" calcext:value-type="float">
            <text:p>193.04144</text:p>
          </table:table-cell>
          <table:table-cell office:value-type="float" office:value="193.55077" calcext:value-type="float">
            <text:p>193.55077</text:p>
          </table:table-cell>
          <table:table-cell office:value-type="float" office:value="194.534585" calcext:value-type="float">
            <text:p>194.534585</text:p>
          </table:table-cell>
          <table:table-cell office:value-type="float" office:value="195.090885" calcext:value-type="float">
            <text:p>195.090885</text:p>
          </table:table-cell>
          <table:table-cell office:value-type="float" office:value="195.46162" calcext:value-type="float">
            <text:p>195.46162</text:p>
          </table:table-cell>
          <table:table-cell office:value-type="float" office:value="193.94853395" calcext:value-type="float">
            <text:p>193.94853395</text:p>
          </table:table-cell>
          <table:table-cell office:value-type="float" office:value="194.347927037447" calcext:value-type="float">
            <text:p>194.347927037447</text:p>
          </table:table-cell>
          <table:table-cell office:value-type="float" office:value="193.55077" calcext:value-type="float">
            <text:p>193.55077</text:p>
          </table:table-cell>
          <table:table-cell table:number-columns-repeated="2" office:value-type="float" office:value="194.534585" calcext:value-type="float">
            <text:p>194.534585</text:p>
          </table:table-cell>
          <table:table-cell office:value-type="float" office:value="0.983814999999993" calcext:value-type="float">
            <text:p>0.983814999999993</text:p>
          </table:table-cell>
          <table:table-cell office:value-type="float" office:value="2.42017999999999" calcext:value-type="float">
            <text:p>2.42017999999999</text:p>
          </table:table-cell>
          <table:table-cell office:value-type="float" office:value="0.639632643782416" calcext:value-type="float">
            <text:p>0.639632643782416</text:p>
          </table:table-cell>
        </table:table-row>
        <table:table-row table:style-name="ro2">
          <table:table-cell office:value-type="string" calcext:value-type="string">
            <text:p>w2</text:p>
          </table:table-cell>
          <table:table-cell office:value-type="float" office:value="100" calcext:value-type="float">
            <text:p>100</text:p>
          </table:table-cell>
          <table:table-cell office:value-type="float" office:value="195.3445049" calcext:value-type="float">
            <text:p>195.3445049</text:p>
          </table:table-cell>
          <table:table-cell office:value-type="float" office:value="0.504309805282457" calcext:value-type="float">
            <text:p>0.504309805282457</text:p>
          </table:table-cell>
          <table:table-cell office:value-type="float" office:value="194.84743" calcext:value-type="float">
            <text:p>194.84743</text:p>
          </table:table-cell>
          <table:table-cell office:value-type="float" office:value="195.0125425" calcext:value-type="float">
            <text:p>195.0125425</text:p>
          </table:table-cell>
          <table:table-cell office:value-type="float" office:value="195.13347" calcext:value-type="float">
            <text:p>195.13347</text:p>
          </table:table-cell>
          <table:table-cell office:value-type="float" office:value="195.440535" calcext:value-type="float">
            <text:p>195.440535</text:p>
          </table:table-cell>
          <table:table-cell office:value-type="float" office:value="196.83195" calcext:value-type="float">
            <text:p>196.83195</text:p>
          </table:table-cell>
          <table:table-cell office:value-type="float" office:value="195.07300625" calcext:value-type="float">
            <text:p>195.07300625</text:p>
          </table:table-cell>
          <table:table-cell office:value-type="float" office:value="195.345149363177" calcext:value-type="float">
            <text:p>195.345149363177</text:p>
          </table:table-cell>
          <table:table-cell office:value-type="float" office:value="195.0125425" calcext:value-type="float">
            <text:p>195.0125425</text:p>
          </table:table-cell>
          <table:table-cell table:number-columns-repeated="2" office:value-type="float" office:value="195.13347" calcext:value-type="float">
            <text:p>195.13347</text:p>
          </table:table-cell>
          <table:table-cell office:value-type="float" office:value="0.120927499999993" calcext:value-type="float">
            <text:p>0.120927499999993</text:p>
          </table:table-cell>
          <table:table-cell office:value-type="float" office:value="1.98452" calcext:value-type="float">
            <text:p>1.98452</text:p>
          </table:table-cell>
          <table:table-cell office:value-type="float" office:value="0.25432837970403" calcext:value-type="float">
            <text:p>0.25432837970403</text:p>
          </table:table-cell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00" calcext:value-type="float">
            <text:p>100</text:p>
          </table:table-cell>
          <table:table-cell office:value-type="float" office:value="202.2174012" calcext:value-type="float">
            <text:p>202.2174012</text:p>
          </table:table-cell>
          <table:table-cell office:value-type="float" office:value="3.6089937886947" calcext:value-type="float">
            <text:p>3.6089937886947</text:p>
          </table:table-cell>
          <table:table-cell office:value-type="float" office:value="195.98767" calcext:value-type="float">
            <text:p>195.98767</text:p>
          </table:table-cell>
          <table:table-cell office:value-type="float" office:value="200.32036" calcext:value-type="float">
            <text:p>200.32036</text:p>
          </table:table-cell>
          <table:table-cell office:value-type="float" office:value="202.56236" calcext:value-type="float">
            <text:p>202.56236</text:p>
          </table:table-cell>
          <table:table-cell office:value-type="float" office:value="205.004115" calcext:value-type="float">
            <text:p>205.004115</text:p>
          </table:table-cell>
          <table:table-cell office:value-type="float" office:value="207.79524" calcext:value-type="float">
            <text:p>207.79524</text:p>
          </table:table-cell>
          <table:table-cell office:value-type="float" office:value="201.2688806" calcext:value-type="float">
            <text:p>201.2688806</text:p>
          </table:table-cell>
          <table:table-cell office:value-type="float" office:value="202.249281669644" calcext:value-type="float">
            <text:p>202.249281669644</text:p>
          </table:table-cell>
          <table:table-cell office:value-type="float" office:value="200.32036" calcext:value-type="float">
            <text:p>200.32036</text:p>
          </table:table-cell>
          <table:table-cell table:number-columns-repeated="2" office:value-type="float" office:value="202.56236" calcext:value-type="float">
            <text:p>202.56236</text:p>
          </table:table-cell>
          <table:table-cell office:value-type="float" office:value="2.24200000000002" calcext:value-type="float">
            <text:p>2.24200000000002</text:p>
          </table:table-cell>
          <table:table-cell office:value-type="float" office:value="11.80757" calcext:value-type="float">
            <text:p>11.80757</text:p>
          </table:table-cell>
          <table:table-cell office:value-type="float" office:value="13.0248361668369" calcext:value-type="float">
            <text:p>13.0248361668369</text:p>
          </table:table-cell>
        </table:table-row>
        <table:table-row table:style-name="ro2">
          <table:table-cell office:value-type="string" calcext:value-type="string">
            <text:p>w4</text:p>
          </table:table-cell>
          <table:table-cell office:value-type="float" office:value="100" calcext:value-type="float">
            <text:p>100</text:p>
          </table:table-cell>
          <table:table-cell office:value-type="float" office:value="193.3867294" calcext:value-type="float">
            <text:p>193.3867294</text:p>
          </table:table-cell>
          <table:table-cell office:value-type="float" office:value="3.46300858214352" calcext:value-type="float">
            <text:p>3.46300858214352</text:p>
          </table:table-cell>
          <table:table-cell office:value-type="float" office:value="190.09235" calcext:value-type="float">
            <text:p>190.09235</text:p>
          </table:table-cell>
          <table:table-cell office:value-type="float" office:value="191.054835" calcext:value-type="float">
            <text:p>191.054835</text:p>
          </table:table-cell>
          <table:table-cell office:value-type="float" office:value="191.49505" calcext:value-type="float">
            <text:p>191.49505</text:p>
          </table:table-cell>
          <table:table-cell office:value-type="float" office:value="194.9138525" calcext:value-type="float">
            <text:p>194.9138525</text:p>
          </table:table-cell>
          <table:table-cell office:value-type="float" office:value="202.01488" calcext:value-type="float">
            <text:p>202.01488</text:p>
          </table:table-cell>
          <table:table-cell office:value-type="float" office:value="191.2749425" calcext:value-type="float">
            <text:p>191.2749425</text:p>
          </table:table-cell>
          <table:table-cell office:value-type="float" office:value="193.417423238405" calcext:value-type="float">
            <text:p>193.417423238405</text:p>
          </table:table-cell>
          <table:table-cell office:value-type="float" office:value="191.054835" calcext:value-type="float">
            <text:p>191.054835</text:p>
          </table:table-cell>
          <table:table-cell table:number-columns-repeated="2" office:value-type="float" office:value="191.49505" calcext:value-type="float">
            <text:p>191.49505</text:p>
          </table:table-cell>
          <table:table-cell office:value-type="float" office:value="0.440214999999995" calcext:value-type="float">
            <text:p>0.440214999999995</text:p>
          </table:table-cell>
          <table:table-cell office:value-type="float" office:value="11.92253" calcext:value-type="float">
            <text:p>11.92253</text:p>
          </table:table-cell>
          <table:table-cell office:value-type="float" office:value="11.9924284399996" calcext:value-type="float">
            <text:p>11.9924284399996</text:p>
          </table:table-cell>
        </table:table-row>
        <table:table-row table:style-name="ro2">
          <table:table-cell office:value-type="string" calcext:value-type="string">
            <text:p>w5</text:p>
          </table:table-cell>
          <table:table-cell office:value-type="float" office:value="100" calcext:value-type="float">
            <text:p>100</text:p>
          </table:table-cell>
          <table:table-cell office:value-type="float" office:value="192.6380984" calcext:value-type="float">
            <text:p>192.6380984</text:p>
          </table:table-cell>
          <table:table-cell office:value-type="float" office:value="0.82818708244254" calcext:value-type="float">
            <text:p>0.82818708244254</text:p>
          </table:table-cell>
          <table:table-cell office:value-type="float" office:value="191.60112" calcext:value-type="float">
            <text:p>191.60112</text:p>
          </table:table-cell>
          <table:table-cell office:value-type="float" office:value="192.0883325" calcext:value-type="float">
            <text:p>192.0883325</text:p>
          </table:table-cell>
          <table:table-cell office:value-type="float" office:value="192.37223" calcext:value-type="float">
            <text:p>192.37223</text:p>
          </table:table-cell>
          <table:table-cell office:value-type="float" office:value="192.8187675" calcext:value-type="float">
            <text:p>192.8187675</text:p>
          </table:table-cell>
          <table:table-cell office:value-type="float" office:value="195.02429" calcext:value-type="float">
            <text:p>195.02429</text:p>
          </table:table-cell>
          <table:table-cell office:value-type="float" office:value="192.23028125" calcext:value-type="float">
            <text:p>192.23028125</text:p>
          </table:table-cell>
          <table:table-cell office:value-type="float" office:value="192.639860854583" calcext:value-type="float">
            <text:p>192.639860854583</text:p>
          </table:table-cell>
          <table:table-cell office:value-type="float" office:value="192.0883325" calcext:value-type="float">
            <text:p>192.0883325</text:p>
          </table:table-cell>
          <table:table-cell table:number-columns-repeated="2" office:value-type="float" office:value="192.37223" calcext:value-type="float">
            <text:p>192.37223</text:p>
          </table:table-cell>
          <table:table-cell office:value-type="float" office:value="0.283897500000023" calcext:value-type="float">
            <text:p>0.283897500000023</text:p>
          </table:table-cell>
          <table:table-cell office:value-type="float" office:value="3.42316999999997" calcext:value-type="float">
            <text:p>3.42316999999997</text:p>
          </table:table-cell>
          <table:table-cell office:value-type="float" office:value="0.685893843524687" calcext:value-type="float">
            <text:p>0.685893843524687</text:p>
          </table:table-cell>
        </table:table-row>
        <table:table-row table:style-name="ro2">
          <table:table-cell office:value-type="string" calcext:value-type="string">
            <text:p>w6</text:p>
          </table:table-cell>
          <table:table-cell office:value-type="float" office:value="100" calcext:value-type="float">
            <text:p>100</text:p>
          </table:table-cell>
          <table:table-cell office:value-type="float" office:value="194.2918644" calcext:value-type="float">
            <text:p>194.2918644</text:p>
          </table:table-cell>
          <table:table-cell office:value-type="float" office:value="1.27736305214314" calcext:value-type="float">
            <text:p>1.27736305214314</text:p>
          </table:table-cell>
          <table:table-cell office:value-type="float" office:value="192.88222" calcext:value-type="float">
            <text:p>192.88222</text:p>
          </table:table-cell>
          <table:table-cell office:value-type="float" office:value="193.0775075" calcext:value-type="float">
            <text:p>193.0775075</text:p>
          </table:table-cell>
          <table:table-cell office:value-type="float" office:value="193.754705" calcext:value-type="float">
            <text:p>193.754705</text:p>
          </table:table-cell>
          <table:table-cell office:value-type="float" office:value="195.6587425" calcext:value-type="float">
            <text:p>195.6587425</text:p>
          </table:table-cell>
          <table:table-cell office:value-type="float" office:value="196.1513" calcext:value-type="float">
            <text:p>196.1513</text:p>
          </table:table-cell>
          <table:table-cell office:value-type="float" office:value="193.41610625" calcext:value-type="float">
            <text:p>193.41610625</text:p>
          </table:table-cell>
          <table:table-cell office:value-type="float" office:value="194.296021348434" calcext:value-type="float">
            <text:p>194.296021348434</text:p>
          </table:table-cell>
          <table:table-cell office:value-type="float" office:value="193.0775075" calcext:value-type="float">
            <text:p>193.0775075</text:p>
          </table:table-cell>
          <table:table-cell table:number-columns-repeated="2" office:value-type="float" office:value="193.754705" calcext:value-type="float">
            <text:p>193.754705</text:p>
          </table:table-cell>
          <table:table-cell office:value-type="float" office:value="0.677197500000005" calcext:value-type="float">
            <text:p>0.677197500000005</text:p>
          </table:table-cell>
          <table:table-cell office:value-type="float" office:value="3.26908" calcext:value-type="float">
            <text:p>3.26908</text:p>
          </table:table-cell>
          <table:table-cell office:value-type="float" office:value="1.63165636698044" calcext:value-type="float">
            <text:p>1.63165636698044</text:p>
          </table:table-cell>
        </table:table-row>
        <table:table-row table:style-name="ro2">
          <table:table-cell office:value-type="string" calcext:value-type="string">
            <text:p>w7</text:p>
          </table:table-cell>
          <table:table-cell office:value-type="float" office:value="100" calcext:value-type="float">
            <text:p>100</text:p>
          </table:table-cell>
          <table:table-cell office:value-type="float" office:value="193.4089226" calcext:value-type="float">
            <text:p>193.4089226</text:p>
          </table:table-cell>
          <table:table-cell office:value-type="float" office:value="2.47411887852708" calcext:value-type="float">
            <text:p>2.47411887852708</text:p>
          </table:table-cell>
          <table:table-cell office:value-type="float" office:value="189.78935" calcext:value-type="float">
            <text:p>189.78935</text:p>
          </table:table-cell>
          <table:table-cell office:value-type="float" office:value="191.36594" calcext:value-type="float">
            <text:p>191.36594</text:p>
          </table:table-cell>
          <table:table-cell office:value-type="float" office:value="192.373205" calcext:value-type="float">
            <text:p>192.373205</text:p>
          </table:table-cell>
          <table:table-cell office:value-type="float" office:value="196.0918875" calcext:value-type="float">
            <text:p>196.0918875</text:p>
          </table:table-cell>
          <table:table-cell office:value-type="float" office:value="197.06387" calcext:value-type="float">
            <text:p>197.06387</text:p>
          </table:table-cell>
          <table:table-cell office:value-type="float" office:value="191.8695725" calcext:value-type="float">
            <text:p>191.8695725</text:p>
          </table:table-cell>
          <table:table-cell office:value-type="float" office:value="193.424588387505" calcext:value-type="float">
            <text:p>193.424588387505</text:p>
          </table:table-cell>
          <table:table-cell office:value-type="float" office:value="191.36594" calcext:value-type="float">
            <text:p>191.36594</text:p>
          </table:table-cell>
          <table:table-cell table:number-columns-repeated="2" office:value-type="float" office:value="192.373205" calcext:value-type="float">
            <text:p>192.373205</text:p>
          </table:table-cell>
          <table:table-cell office:value-type="float" office:value="1.00726499999999" calcext:value-type="float">
            <text:p>1.00726499999999</text:p>
          </table:table-cell>
          <table:table-cell office:value-type="float" office:value="7.27452" calcext:value-type="float">
            <text:p>7.27452</text:p>
          </table:table-cell>
          <table:table-cell office:value-type="float" office:value="6.1212642250841" calcext:value-type="float">
            <text:p>6.1212642250841</text:p>
          </table:table-cell>
        </table:table-row>
        <table:table-row table:style-name="ro2">
          <table:table-cell office:value-type="string" calcext:value-type="string">
            <text:p>w8</text:p>
          </table:table-cell>
          <table:table-cell office:value-type="float" office:value="100" calcext:value-type="float">
            <text:p>100</text:p>
          </table:table-cell>
          <table:table-cell office:value-type="float" office:value="192.5672606" calcext:value-type="float">
            <text:p>192.5672606</text:p>
          </table:table-cell>
          <table:table-cell office:value-type="float" office:value="2.31870123956042" calcext:value-type="float">
            <text:p>2.31870123956042</text:p>
          </table:table-cell>
          <table:table-cell office:value-type="float" office:value="189.65099" calcext:value-type="float">
            <text:p>189.65099</text:p>
          </table:table-cell>
          <table:table-cell office:value-type="float" office:value="190.589215" calcext:value-type="float">
            <text:p>190.589215</text:p>
          </table:table-cell>
          <table:table-cell office:value-type="float" office:value="191.832735" calcext:value-type="float">
            <text:p>191.832735</text:p>
          </table:table-cell>
          <table:table-cell office:value-type="float" office:value="194.3708925" calcext:value-type="float">
            <text:p>194.3708925</text:p>
          </table:table-cell>
          <table:table-cell office:value-type="float" office:value="196.68274" calcext:value-type="float">
            <text:p>196.68274</text:p>
          </table:table-cell>
          <table:table-cell office:value-type="float" office:value="191.210975" calcext:value-type="float">
            <text:p>191.210975</text:p>
          </table:table-cell>
          <table:table-cell office:value-type="float" office:value="192.581080240693" calcext:value-type="float">
            <text:p>192.581080240693</text:p>
          </table:table-cell>
          <table:table-cell office:value-type="float" office:value="190.589215" calcext:value-type="float">
            <text:p>190.589215</text:p>
          </table:table-cell>
          <table:table-cell table:number-columns-repeated="2" office:value-type="float" office:value="191.832735" calcext:value-type="float">
            <text:p>191.832735</text:p>
          </table:table-cell>
          <table:table-cell office:value-type="float" office:value="1.24351999999999" calcext:value-type="float">
            <text:p>1.24351999999999</text:p>
          </table:table-cell>
          <table:table-cell office:value-type="float" office:value="7.03175000000002" calcext:value-type="float">
            <text:p>7.03175000000002</text:p>
          </table:table-cell>
          <table:table-cell office:value-type="float" office:value="5.37637543833903" calcext:value-type="float">
            <text:p>5.37637543833903</text:p>
          </table:table-cell>
        </table:table-row>
        <table:table-row table:style-name="ro2">
          <table:table-cell office:value-type="string" calcext:value-type="string">
            <text:p>w9</text:p>
          </table:table-cell>
          <table:table-cell office:value-type="float" office:value="100" calcext:value-type="float">
            <text:p>100</text:p>
          </table:table-cell>
          <table:table-cell office:value-type="float" office:value="199.6983113" calcext:value-type="float">
            <text:p>199.6983113</text:p>
          </table:table-cell>
          <table:table-cell office:value-type="float" office:value="4.9711636567615" calcext:value-type="float">
            <text:p>4.9711636567615</text:p>
          </table:table-cell>
          <table:table-cell office:value-type="float" office:value="195.89389" calcext:value-type="float">
            <text:p>195.89389</text:p>
          </table:table-cell>
          <table:table-cell office:value-type="float" office:value="196.286085" calcext:value-type="float">
            <text:p>196.286085</text:p>
          </table:table-cell>
          <table:table-cell office:value-type="float" office:value="197.19889" calcext:value-type="float">
            <text:p>197.19889</text:p>
          </table:table-cell>
          <table:table-cell office:value-type="float" office:value="201.4107275" calcext:value-type="float">
            <text:p>201.4107275</text:p>
          </table:table-cell>
          <table:table-cell office:value-type="float" office:value="212.57997" calcext:value-type="float">
            <text:p>212.57997</text:p>
          </table:table-cell>
          <table:table-cell office:value-type="float" office:value="196.7424875" calcext:value-type="float">
            <text:p>196.7424875</text:p>
          </table:table-cell>
          <table:table-cell office:value-type="float" office:value="199.759557667444" calcext:value-type="float">
            <text:p>199.759557667444</text:p>
          </table:table-cell>
          <table:table-cell office:value-type="float" office:value="196.286085" calcext:value-type="float">
            <text:p>196.286085</text:p>
          </table:table-cell>
          <table:table-cell table:number-columns-repeated="2" office:value-type="float" office:value="197.19889" calcext:value-type="float">
            <text:p>197.19889</text:p>
          </table:table-cell>
          <table:table-cell office:value-type="float" office:value="0.91280500000002" calcext:value-type="float">
            <text:p>0.91280500000002</text:p>
          </table:table-cell>
          <table:table-cell office:value-type="float" office:value="16.68608" calcext:value-type="float">
            <text:p>16.68608</text:p>
          </table:table-cell>
          <table:table-cell office:value-type="float" office:value="24.7124681023064" calcext:value-type="float">
            <text:p>24.7124681023064</text:p>
          </table:table-cell>
        </table:table-row>
        <table:table-row table:style-name="ro2">
          <table:table-cell office:value-type="string" calcext:value-type="string">
            <text:p>w10</text:p>
          </table:table-cell>
          <table:table-cell office:value-type="float" office:value="100" calcext:value-type="float">
            <text:p>100</text:p>
          </table:table-cell>
          <table:table-cell office:value-type="float" office:value="234.1975443" calcext:value-type="float">
            <text:p>234.1975443</text:p>
          </table:table-cell>
          <table:table-cell office:value-type="float" office:value="14.1473966310855" calcext:value-type="float">
            <text:p>14.1473966310855</text:p>
          </table:table-cell>
          <table:table-cell office:value-type="float" office:value="212.95282" calcext:value-type="float">
            <text:p>212.95282</text:p>
          </table:table-cell>
          <table:table-cell office:value-type="float" office:value="221.023385" calcext:value-type="float">
            <text:p>221.023385</text:p>
          </table:table-cell>
          <table:table-cell office:value-type="float" office:value="233.29287" calcext:value-type="float">
            <text:p>233.29287</text:p>
          </table:table-cell>
          <table:table-cell office:value-type="float" office:value="245.6377575" calcext:value-type="float">
            <text:p>245.6377575</text:p>
          </table:table-cell>
          <table:table-cell office:value-type="float" office:value="259.1522" calcext:value-type="float">
            <text:p>259.1522</text:p>
          </table:table-cell>
          <table:table-cell office:value-type="float" office:value="227.1581275" calcext:value-type="float">
            <text:p>227.1581275</text:p>
          </table:table-cell>
          <table:table-cell office:value-type="float" office:value="234.620197551859" calcext:value-type="float">
            <text:p>234.620197551859</text:p>
          </table:table-cell>
          <table:table-cell office:value-type="float" office:value="221.023385" calcext:value-type="float">
            <text:p>221.023385</text:p>
          </table:table-cell>
          <table:table-cell table:number-columns-repeated="2" office:value-type="float" office:value="233.29287" calcext:value-type="float">
            <text:p>233.29287</text:p>
          </table:table-cell>
          <table:table-cell office:value-type="float" office:value="12.269485" calcext:value-type="float">
            <text:p>12.269485</text:p>
          </table:table-cell>
          <table:table-cell office:value-type="float" office:value="46.19938" calcext:value-type="float">
            <text:p>46.19938</text:p>
          </table:table-cell>
          <table:table-cell office:value-type="float" office:value="200.148831437249" calcext:value-type="float">
            <text:p>200.148831437249</text:p>
          </table:table-cell>
        </table:table-row>
        <table:table-row table:style-name="ro2">
          <table:table-cell office:value-type="string" calcext:value-type="string">
            <text:p>w11</text:p>
          </table:table-cell>
          <table:table-cell office:value-type="float" office:value="100" calcext:value-type="float">
            <text:p>100</text:p>
          </table:table-cell>
          <table:table-cell office:value-type="float" office:value="270.7331567" calcext:value-type="float">
            <text:p>270.7331567</text:p>
          </table:table-cell>
          <table:table-cell office:value-type="float" office:value="4.78510383696946" calcext:value-type="float">
            <text:p>4.78510383696946</text:p>
          </table:table-cell>
          <table:table-cell office:value-type="float" office:value="259.76947" calcext:value-type="float">
            <text:p>259.76947</text:p>
          </table:table-cell>
          <table:table-cell office:value-type="float" office:value="267.009945" calcext:value-type="float">
            <text:p>267.009945</text:p>
          </table:table-cell>
          <table:table-cell office:value-type="float" office:value="269.8938" calcext:value-type="float">
            <text:p>269.8938</text:p>
          </table:table-cell>
          <table:table-cell office:value-type="float" office:value="275.5582325" calcext:value-type="float">
            <text:p>275.5582325</text:p>
          </table:table-cell>
          <table:table-cell office:value-type="float" office:value="277.54233" calcext:value-type="float">
            <text:p>277.54233</text:p>
          </table:table-cell>
          <table:table-cell office:value-type="float" office:value="268.4518725" calcext:value-type="float">
            <text:p>268.4518725</text:p>
          </table:table-cell>
          <table:table-cell office:value-type="float" office:value="270.775018019185" calcext:value-type="float">
            <text:p>270.775018019185</text:p>
          </table:table-cell>
          <table:table-cell office:value-type="float" office:value="267.009945" calcext:value-type="float">
            <text:p>267.009945</text:p>
          </table:table-cell>
          <table:table-cell table:number-columns-repeated="2" office:value-type="float" office:value="269.8938" calcext:value-type="float">
            <text:p>269.8938</text:p>
          </table:table-cell>
          <table:table-cell office:value-type="float" office:value="2.88385499999998" calcext:value-type="float">
            <text:p>2.88385499999998</text:p>
          </table:table-cell>
          <table:table-cell office:value-type="float" office:value="17.77286" calcext:value-type="float">
            <text:p>17.77286</text:p>
          </table:table-cell>
          <table:table-cell office:value-type="float" office:value="22.8972187305799" calcext:value-type="float">
            <text:p>22.8972187305799</text:p>
          </table:table-cell>
        </table:table-row>
        <table:table-row table:style-name="ro2">
          <table:table-cell office:value-type="string" calcext:value-type="string">
            <text:p>w12</text:p>
          </table:table-cell>
          <table:table-cell office:value-type="float" office:value="100" calcext:value-type="float">
            <text:p>100</text:p>
          </table:table-cell>
          <table:table-cell office:value-type="float" office:value="265.7145624" calcext:value-type="float">
            <text:p>265.7145624</text:p>
          </table:table-cell>
          <table:table-cell office:value-type="float" office:value="3.40723379641589" calcext:value-type="float">
            <text:p>3.40723379641589</text:p>
          </table:table-cell>
          <table:table-cell office:value-type="float" office:value="257.38336" calcext:value-type="float">
            <text:p>257.38336</text:p>
          </table:table-cell>
          <table:table-cell office:value-type="float" office:value="264.021085" calcext:value-type="float">
            <text:p>264.021085</text:p>
          </table:table-cell>
          <table:table-cell office:value-type="float" office:value="267.66399" calcext:value-type="float">
            <text:p>267.66399</text:p>
          </table:table-cell>
          <table:table-cell office:value-type="float" office:value="268.3176525" calcext:value-type="float">
            <text:p>268.3176525</text:p>
          </table:table-cell>
          <table:table-cell office:value-type="float" office:value="269.031" calcext:value-type="float">
            <text:p>269.031</text:p>
          </table:table-cell>
          <table:table-cell office:value-type="float" office:value="264.8678237" calcext:value-type="float">
            <text:p>264.8678237</text:p>
          </table:table-cell>
          <table:table-cell office:value-type="float" office:value="265.73618839207" calcext:value-type="float">
            <text:p>265.73618839207</text:p>
          </table:table-cell>
          <table:table-cell office:value-type="float" office:value="264.021085" calcext:value-type="float">
            <text:p>264.021085</text:p>
          </table:table-cell>
          <table:table-cell table:number-columns-repeated="2" office:value-type="float" office:value="267.66399" calcext:value-type="float">
            <text:p>267.66399</text:p>
          </table:table-cell>
          <table:table-cell office:value-type="float" office:value="3.64290499999999" calcext:value-type="float">
            <text:p>3.64290499999999</text:p>
          </table:table-cell>
          <table:table-cell office:value-type="float" office:value="11.64764" calcext:value-type="float">
            <text:p>11.64764</text:p>
          </table:table-cell>
          <table:table-cell office:value-type="float" office:value="11.6092421434386" calcext:value-type="float">
            <text:p>11.6092421434386</text:p>
          </table:table-cell>
        </table:table-row>
        <table:table-row table:style-name="ro2">
          <table:table-cell office:value-type="string" calcext:value-type="string">
            <text:p>w13</text:p>
          </table:table-cell>
          <table:table-cell office:value-type="float" office:value="100" calcext:value-type="float">
            <text:p>100</text:p>
          </table:table-cell>
          <table:table-cell office:value-type="float" office:value="256.0710252" calcext:value-type="float">
            <text:p>256.0710252</text:p>
          </table:table-cell>
          <table:table-cell office:value-type="float" office:value="1.39328324420804" calcext:value-type="float">
            <text:p>1.39328324420804</text:p>
          </table:table-cell>
          <table:table-cell office:value-type="float" office:value="254.11371" calcext:value-type="float">
            <text:p>254.11371</text:p>
          </table:table-cell>
          <table:table-cell office:value-type="float" office:value="254.709265" calcext:value-type="float">
            <text:p>254.709265</text:p>
          </table:table-cell>
          <table:table-cell office:value-type="float" office:value="256.01291" calcext:value-type="float">
            <text:p>256.01291</text:p>
          </table:table-cell>
          <table:table-cell office:value-type="float" office:value="257.50104" calcext:value-type="float">
            <text:p>257.50104</text:p>
          </table:table-cell>
          <table:table-cell office:value-type="float" office:value="258.47192" calcext:value-type="float">
            <text:p>258.47192</text:p>
          </table:table-cell>
          <table:table-cell office:value-type="float" office:value="255.3610875" calcext:value-type="float">
            <text:p>255.3610875</text:p>
          </table:table-cell>
          <table:table-cell office:value-type="float" office:value="256.074777697445" calcext:value-type="float">
            <text:p>256.074777697445</text:p>
          </table:table-cell>
          <table:table-cell office:value-type="float" office:value="254.709265" calcext:value-type="float">
            <text:p>254.709265</text:p>
          </table:table-cell>
          <table:table-cell table:number-columns-repeated="2" office:value-type="float" office:value="256.01291" calcext:value-type="float">
            <text:p>256.01291</text:p>
          </table:table-cell>
          <table:table-cell office:value-type="float" office:value="1.30364500000005" calcext:value-type="float">
            <text:p>1.30364500000005</text:p>
          </table:table-cell>
          <table:table-cell office:value-type="float" office:value="4.35821000000001" calcext:value-type="float">
            <text:p>4.35821000000001</text:p>
          </table:table-cell>
          <table:table-cell office:value-type="float" office:value="1.94123819859088" calcext:value-type="float">
            <text:p>1.94123819859088</text:p>
          </table:table-cell>
        </table:table-row>
        <table:table-row table:style-name="ro2">
          <table:table-cell office:value-type="string" calcext:value-type="string">
            <text:p>w14</text:p>
          </table:table-cell>
          <table:table-cell office:value-type="float" office:value="100" calcext:value-type="float">
            <text:p>100</text:p>
          </table:table-cell>
          <table:table-cell office:value-type="float" office:value="256.3077088" calcext:value-type="float">
            <text:p>256.3077088</text:p>
          </table:table-cell>
          <table:table-cell office:value-type="float" office:value="2.18919498579059" calcext:value-type="float">
            <text:p>2.18919498579059</text:p>
          </table:table-cell>
          <table:table-cell office:value-type="float" office:value="252.36931" calcext:value-type="float">
            <text:p>252.36931</text:p>
          </table:table-cell>
          <table:table-cell office:value-type="float" office:value="254.82425" calcext:value-type="float">
            <text:p>254.82425</text:p>
          </table:table-cell>
          <table:table-cell office:value-type="float" office:value="256.03647" calcext:value-type="float">
            <text:p>256.03647</text:p>
          </table:table-cell>
          <table:table-cell office:value-type="float" office:value="258.409255" calcext:value-type="float">
            <text:p>258.409255</text:p>
          </table:table-cell>
          <table:table-cell office:value-type="float" office:value="259.86823" calcext:value-type="float">
            <text:p>259.86823</text:p>
          </table:table-cell>
          <table:table-cell office:value-type="float" office:value="255.43036" calcext:value-type="float">
            <text:p>255.43036</text:p>
          </table:table-cell>
          <table:table-cell office:value-type="float" office:value="256.316964400027" calcext:value-type="float">
            <text:p>256.316964400027</text:p>
          </table:table-cell>
          <table:table-cell office:value-type="float" office:value="254.82425" calcext:value-type="float">
            <text:p>254.82425</text:p>
          </table:table-cell>
          <table:table-cell table:number-columns-repeated="2" office:value-type="float" office:value="256.03647" calcext:value-type="float">
            <text:p>256.03647</text:p>
          </table:table-cell>
          <table:table-cell office:value-type="float" office:value="1.21222" calcext:value-type="float">
            <text:p>1.21222</text:p>
          </table:table-cell>
          <table:table-cell office:value-type="float" office:value="7.49891999999997" calcext:value-type="float">
            <text:p>7.49891999999997</text:p>
          </table:table-cell>
          <table:table-cell office:value-type="float" office:value="4.79257468581068" calcext:value-type="float">
            <text:p>4.79257468581068</text:p>
          </table:table-cell>
        </table:table-row>
        <table:table-row table:style-name="ro2">
          <table:table-cell office:value-type="string" calcext:value-type="string">
            <text:p>w15</text:p>
          </table:table-cell>
          <table:table-cell office:value-type="float" office:value="100" calcext:value-type="float">
            <text:p>100</text:p>
          </table:table-cell>
          <table:table-cell office:value-type="float" office:value="248.9809466" calcext:value-type="float">
            <text:p>248.9809466</text:p>
          </table:table-cell>
          <table:table-cell office:value-type="float" office:value="6.89509679435537" calcext:value-type="float">
            <text:p>6.89509679435537</text:p>
          </table:table-cell>
          <table:table-cell office:value-type="float" office:value="232.52518" calcext:value-type="float">
            <text:p>232.52518</text:p>
          </table:table-cell>
          <table:table-cell office:value-type="float" office:value="245.77362" calcext:value-type="float">
            <text:p>245.77362</text:p>
          </table:table-cell>
          <table:table-cell office:value-type="float" office:value="253.044495" calcext:value-type="float">
            <text:p>253.044495</text:p>
          </table:table-cell>
          <table:table-cell office:value-type="float" office:value="253.63157" calcext:value-type="float">
            <text:p>253.63157</text:p>
          </table:table-cell>
          <table:table-cell office:value-type="float" office:value="255.05786" calcext:value-type="float">
            <text:p>255.05786</text:p>
          </table:table-cell>
          <table:table-cell office:value-type="float" office:value="247.3772833" calcext:value-type="float">
            <text:p>247.3772833</text:p>
          </table:table-cell>
          <table:table-cell office:value-type="float" office:value="249.075447818603" calcext:value-type="float">
            <text:p>249.075447818603</text:p>
          </table:table-cell>
          <table:table-cell office:value-type="float" office:value="245.77362" calcext:value-type="float">
            <text:p>245.77362</text:p>
          </table:table-cell>
          <table:table-cell table:number-columns-repeated="2" office:value-type="float" office:value="253.044495" calcext:value-type="float">
            <text:p>253.044495</text:p>
          </table:table-cell>
          <table:table-cell office:value-type="float" office:value="7.27087499999999" calcext:value-type="float">
            <text:p>7.27087499999999</text:p>
          </table:table-cell>
          <table:table-cell office:value-type="float" office:value="22.53268" calcext:value-type="float">
            <text:p>22.53268</text:p>
          </table:table-cell>
          <table:table-cell office:value-type="float" office:value="47.5423598035297" calcext:value-type="float">
            <text:p>47.5423598035297</text:p>
          </table:table-cell>
        </table:table-row>
        <table:table-row table:style-name="ro2">
          <table:table-cell office:value-type="string" calcext:value-type="string">
            <text:p>w16</text:p>
          </table:table-cell>
          <table:table-cell office:value-type="float" office:value="100" calcext:value-type="float">
            <text:p>100</text:p>
          </table:table-cell>
          <table:table-cell office:value-type="float" office:value="211.1035722" calcext:value-type="float">
            <text:p>211.1035722</text:p>
          </table:table-cell>
          <table:table-cell office:value-type="float" office:value="11.5850389854406" calcext:value-type="float">
            <text:p>11.5850389854406</text:p>
          </table:table-cell>
          <table:table-cell office:value-type="float" office:value="189.57326" calcext:value-type="float">
            <text:p>189.57326</text:p>
          </table:table-cell>
          <table:table-cell office:value-type="float" office:value="200.692825" calcext:value-type="float">
            <text:p>200.692825</text:p>
          </table:table-cell>
          <table:table-cell office:value-type="float" office:value="214.398725" calcext:value-type="float">
            <text:p>214.398725</text:p>
          </table:table-cell>
          <table:table-cell office:value-type="float" office:value="217.946865" calcext:value-type="float">
            <text:p>217.946865</text:p>
          </table:table-cell>
          <table:table-cell office:value-type="float" office:value="231.73729" calcext:value-type="float">
            <text:p>231.73729</text:p>
          </table:table-cell>
          <table:table-cell office:value-type="float" office:value="205.8981986" calcext:value-type="float">
            <text:p>205.8981986</text:p>
          </table:table-cell>
          <table:table-cell office:value-type="float" office:value="211.418043677951" calcext:value-type="float">
            <text:p>211.418043677951</text:p>
          </table:table-cell>
          <table:table-cell office:value-type="float" office:value="200.692825" calcext:value-type="float">
            <text:p>200.692825</text:p>
          </table:table-cell>
          <table:table-cell table:number-columns-repeated="2" office:value-type="float" office:value="214.398725" calcext:value-type="float">
            <text:p>214.398725</text:p>
          </table:table-cell>
          <table:table-cell office:value-type="float" office:value="13.7059" calcext:value-type="float">
            <text:p>13.7059</text:p>
          </table:table-cell>
          <table:table-cell office:value-type="float" office:value="42.16403" calcext:value-type="float">
            <text:p>42.16403</text:p>
          </table:table-cell>
          <table:table-cell office:value-type="float" office:value="134.213128294179" calcext:value-type="float">
            <text:p>134.213128294179</text:p>
          </table:table-cell>
        </table:table-row>
        <table:table-row table:style-name="ro2">
          <table:table-cell office:value-type="string" calcext:value-type="string">
            <text:p>w17</text:p>
          </table:table-cell>
          <table:table-cell office:value-type="float" office:value="100" calcext:value-type="float">
            <text:p>100</text:p>
          </table:table-cell>
          <table:table-cell office:value-type="float" office:value="184.19181" calcext:value-type="float">
            <text:p>184.19181</text:p>
          </table:table-cell>
          <table:table-cell office:value-type="float" office:value="4.80109115450106" calcext:value-type="float">
            <text:p>4.80109115450106</text:p>
          </table:table-cell>
          <table:table-cell office:value-type="float" office:value="177.62311" calcext:value-type="float">
            <text:p>177.62311</text:p>
          </table:table-cell>
          <table:table-cell office:value-type="float" office:value="181.1945975" calcext:value-type="float">
            <text:p>181.1945975</text:p>
          </table:table-cell>
          <table:table-cell office:value-type="float" office:value="182.71428" calcext:value-type="float">
            <text:p>182.71428</text:p>
          </table:table-cell>
          <table:table-cell office:value-type="float" office:value="186.4427775" calcext:value-type="float">
            <text:p>186.4427775</text:p>
          </table:table-cell>
          <table:table-cell office:value-type="float" office:value="196.7094" calcext:value-type="float">
            <text:p>196.7094</text:p>
          </table:table-cell>
          <table:table-cell office:value-type="float" office:value="181.95443875" calcext:value-type="float">
            <text:p>181.95443875</text:p>
          </table:table-cell>
          <table:table-cell office:value-type="float" office:value="184.253745803409" calcext:value-type="float">
            <text:p>184.253745803409</text:p>
          </table:table-cell>
          <table:table-cell office:value-type="float" office:value="181.1945975" calcext:value-type="float">
            <text:p>181.1945975</text:p>
          </table:table-cell>
          <table:table-cell table:number-columns-repeated="2" office:value-type="float" office:value="182.71428" calcext:value-type="float">
            <text:p>182.71428</text:p>
          </table:table-cell>
          <table:table-cell office:value-type="float" office:value="1.51968249999996" calcext:value-type="float">
            <text:p>1.51968249999996</text:p>
          </table:table-cell>
          <table:table-cell office:value-type="float" office:value="19.08629" calcext:value-type="float">
            <text:p>19.08629</text:p>
          </table:table-cell>
          <table:table-cell office:value-type="float" office:value="23.0504762738283" calcext:value-type="float">
            <text:p>23.0504762738283</text:p>
          </table:table-cell>
        </table:table-row>
        <table:table-row table:style-name="ro2">
          <table:table-cell office:value-type="string" calcext:value-type="string">
            <text:p>w18</text:p>
          </table:table-cell>
          <table:table-cell office:value-type="float" office:value="100" calcext:value-type="float">
            <text:p>100</text:p>
          </table:table-cell>
          <table:table-cell office:value-type="float" office:value="187.4445519" calcext:value-type="float">
            <text:p>187.4445519</text:p>
          </table:table-cell>
          <table:table-cell office:value-type="float" office:value="8.13227602584434" calcext:value-type="float">
            <text:p>8.13227602584434</text:p>
          </table:table-cell>
          <table:table-cell office:value-type="float" office:value="175.29419" calcext:value-type="float">
            <text:p>175.29419</text:p>
          </table:table-cell>
          <table:table-cell office:value-type="float" office:value="180.0783575" calcext:value-type="float">
            <text:p>180.0783575</text:p>
          </table:table-cell>
          <table:table-cell office:value-type="float" office:value="187.667245" calcext:value-type="float">
            <text:p>187.667245</text:p>
          </table:table-cell>
          <table:table-cell office:value-type="float" office:value="193.6113725" calcext:value-type="float">
            <text:p>193.6113725</text:p>
          </table:table-cell>
          <table:table-cell office:value-type="float" office:value="200.5762" calcext:value-type="float">
            <text:p>200.5762</text:p>
          </table:table-cell>
          <table:table-cell office:value-type="float" office:value="183.7614547" calcext:value-type="float">
            <text:p>183.7614547</text:p>
          </table:table-cell>
          <table:table-cell office:value-type="float" office:value="187.619115793724" calcext:value-type="float">
            <text:p>187.619115793724</text:p>
          </table:table-cell>
          <table:table-cell office:value-type="float" office:value="180.0783575" calcext:value-type="float">
            <text:p>180.0783575</text:p>
          </table:table-cell>
          <table:table-cell table:number-columns-repeated="2" office:value-type="float" office:value="187.667245" calcext:value-type="float">
            <text:p>187.667245</text:p>
          </table:table-cell>
          <table:table-cell office:value-type="float" office:value="7.58888749999994" calcext:value-type="float">
            <text:p>7.58888749999994</text:p>
          </table:table-cell>
          <table:table-cell office:value-type="float" office:value="25.28201" calcext:value-type="float">
            <text:p>25.28201</text:p>
          </table:table-cell>
          <table:table-cell office:value-type="float" office:value="66.1339133605226" calcext:value-type="float">
            <text:p>66.1339133605226</text:p>
          </table:table-cell>
        </table:table-row>
        <table:table-row table:style-name="ro2">
          <table:table-cell office:value-type="string" calcext:value-type="string">
            <text:p>w19</text:p>
          </table:table-cell>
          <table:table-cell office:value-type="float" office:value="100" calcext:value-type="float">
            <text:p>100</text:p>
          </table:table-cell>
          <table:table-cell office:value-type="float" office:value="197.183651" calcext:value-type="float">
            <text:p>197.183651</text:p>
          </table:table-cell>
          <table:table-cell office:value-type="float" office:value="1.50525676949486" calcext:value-type="float">
            <text:p>1.50525676949486</text:p>
          </table:table-cell>
          <table:table-cell office:value-type="float" office:value="192.31236" calcext:value-type="float">
            <text:p>192.31236</text:p>
          </table:table-cell>
          <table:table-cell office:value-type="float" office:value="197.00037" calcext:value-type="float">
            <text:p>197.00037</text:p>
          </table:table-cell>
          <table:table-cell office:value-type="float" office:value="197.63782" calcext:value-type="float">
            <text:p>197.63782</text:p>
          </table:table-cell>
          <table:table-cell office:value-type="float" office:value="198.2006225" calcext:value-type="float">
            <text:p>198.2006225</text:p>
          </table:table-cell>
          <table:table-cell office:value-type="float" office:value="198.7209" calcext:value-type="float">
            <text:p>198.7209</text:p>
          </table:table-cell>
          <table:table-cell office:value-type="float" office:value="197.0920105" calcext:value-type="float">
            <text:p>197.0920105</text:p>
          </table:table-cell>
          <table:table-cell office:value-type="float" office:value="197.189338864079" calcext:value-type="float">
            <text:p>197.189338864079</text:p>
          </table:table-cell>
          <table:table-cell office:value-type="float" office:value="197.00037" calcext:value-type="float">
            <text:p>197.00037</text:p>
          </table:table-cell>
          <table:table-cell table:number-columns-repeated="2" office:value-type="float" office:value="197.63782" calcext:value-type="float">
            <text:p>197.63782</text:p>
          </table:table-cell>
          <table:table-cell office:value-type="float" office:value="0.63745000000003" calcext:value-type="float">
            <text:p>0.63745000000003</text:p>
          </table:table-cell>
          <table:table-cell office:value-type="float" office:value="6.40853999999999" calcext:value-type="float">
            <text:p>6.40853999999999</text:p>
          </table:table-cell>
          <table:table-cell office:value-type="float" office:value="2.2657979421101" calcext:value-type="float">
            <text:p>2.2657979421101</text:p>
          </table:table-cell>
        </table:table-row>
        <table:table-row table:style-name="ro2">
          <table:table-cell office:value-type="string" calcext:value-type="string">
            <text:p>w20</text:p>
          </table:table-cell>
          <table:table-cell office:value-type="float" office:value="100" calcext:value-type="float">
            <text:p>100</text:p>
          </table:table-cell>
          <table:table-cell office:value-type="float" office:value="192.5507852" calcext:value-type="float">
            <text:p>192.5507852</text:p>
          </table:table-cell>
          <table:table-cell office:value-type="float" office:value="1.45866527075475" calcext:value-type="float">
            <text:p>1.45866527075475</text:p>
          </table:table-cell>
          <table:table-cell office:value-type="float" office:value="189.66733" calcext:value-type="float">
            <text:p>189.66733</text:p>
          </table:table-cell>
          <table:table-cell office:value-type="float" office:value="191.83624" calcext:value-type="float">
            <text:p>191.83624</text:p>
          </table:table-cell>
          <table:table-cell office:value-type="float" office:value="192.66307" calcext:value-type="float">
            <text:p>192.66307</text:p>
          </table:table-cell>
          <table:table-cell office:value-type="float" office:value="193.5742475" calcext:value-type="float">
            <text:p>193.5742475</text:p>
          </table:table-cell>
          <table:table-cell office:value-type="float" office:value="195.07211" calcext:value-type="float">
            <text:p>195.07211</text:p>
          </table:table-cell>
          <table:table-cell office:value-type="float" office:value="192.1935126" calcext:value-type="float">
            <text:p>192.1935126</text:p>
          </table:table-cell>
          <table:table-cell office:value-type="float" office:value="192.556254919088" calcext:value-type="float">
            <text:p>192.556254919088</text:p>
          </table:table-cell>
          <table:table-cell office:value-type="float" office:value="191.83624" calcext:value-type="float">
            <text:p>191.83624</text:p>
          </table:table-cell>
          <table:table-cell table:number-columns-repeated="2" office:value-type="float" office:value="192.66307" calcext:value-type="float">
            <text:p>192.66307</text:p>
          </table:table-cell>
          <table:table-cell office:value-type="float" office:value="0.82683000000003" calcext:value-type="float">
            <text:p>0.82683000000003</text:p>
          </table:table-cell>
          <table:table-cell office:value-type="float" office:value="5.40478000000002" calcext:value-type="float">
            <text:p>5.40478000000002</text:p>
          </table:table-cell>
          <table:table-cell office:value-type="float" office:value="2.12770437210602" calcext:value-type="float">
            <text:p>2.12770437210602</text:p>
          </table:table-cell>
        </table:table-row>
        <table:table-row table:style-name="ro2">
          <table:table-cell office:value-type="string" calcext:value-type="string">
            <text:p>w21</text:p>
          </table:table-cell>
          <table:table-cell office:value-type="float" office:value="100" calcext:value-type="float">
            <text:p>100</text:p>
          </table:table-cell>
          <table:table-cell office:value-type="float" office:value="193.0298076" calcext:value-type="float">
            <text:p>193.0298076</text:p>
          </table:table-cell>
          <table:table-cell office:value-type="float" office:value="2.49618284880392" calcext:value-type="float">
            <text:p>2.49618284880392</text:p>
          </table:table-cell>
          <table:table-cell office:value-type="float" office:value="189.54732" calcext:value-type="float">
            <text:p>189.54732</text:p>
          </table:table-cell>
          <table:table-cell office:value-type="float" office:value="190.8130175" calcext:value-type="float">
            <text:p>190.8130175</text:p>
          </table:table-cell>
          <table:table-cell office:value-type="float" office:value="192.000745" calcext:value-type="float">
            <text:p>192.000745</text:p>
          </table:table-cell>
          <table:table-cell office:value-type="float" office:value="195.657455" calcext:value-type="float">
            <text:p>195.657455</text:p>
          </table:table-cell>
          <table:table-cell office:value-type="float" office:value="197.17987" calcext:value-type="float">
            <text:p>197.17987</text:p>
          </table:table-cell>
          <table:table-cell office:value-type="float" office:value="191.40688125" calcext:value-type="float">
            <text:p>191.40688125</text:p>
          </table:table-cell>
          <table:table-cell office:value-type="float" office:value="193.045785350573" calcext:value-type="float">
            <text:p>193.045785350573</text:p>
          </table:table-cell>
          <table:table-cell office:value-type="float" office:value="190.8130175" calcext:value-type="float">
            <text:p>190.8130175</text:p>
          </table:table-cell>
          <table:table-cell table:number-columns-repeated="2" office:value-type="float" office:value="192.000745" calcext:value-type="float">
            <text:p>192.000745</text:p>
          </table:table-cell>
          <table:table-cell office:value-type="float" office:value="1.18772749999999" calcext:value-type="float">
            <text:p>1.18772749999999</text:p>
          </table:table-cell>
          <table:table-cell office:value-type="float" office:value="7.63255000000001" calcext:value-type="float">
            <text:p>7.63255000000001</text:p>
          </table:table-cell>
          <table:table-cell office:value-type="float" office:value="6.23092881466286" calcext:value-type="float">
            <text:p>6.23092881466286</text:p>
          </table:table-cell>
        </table:table-row>
        <table:table-row table:style-name="ro2">
          <table:table-cell office:value-type="string" calcext:value-type="string">
            <text:p>w22</text:p>
          </table:table-cell>
          <table:table-cell office:value-type="float" office:value="100" calcext:value-type="float">
            <text:p>100</text:p>
          </table:table-cell>
          <table:table-cell office:value-type="float" office:value="202.8454218" calcext:value-type="float">
            <text:p>202.8454218</text:p>
          </table:table-cell>
          <table:table-cell office:value-type="float" office:value="5.77322523659674" calcext:value-type="float">
            <text:p>5.77322523659674</text:p>
          </table:table-cell>
          <table:table-cell office:value-type="float" office:value="197.24516" calcext:value-type="float">
            <text:p>197.24516</text:p>
          </table:table-cell>
          <table:table-cell office:value-type="float" office:value="198.6402325" calcext:value-type="float">
            <text:p>198.6402325</text:p>
          </table:table-cell>
          <table:table-cell office:value-type="float" office:value="199.82256" calcext:value-type="float">
            <text:p>199.82256</text:p>
          </table:table-cell>
          <table:table-cell office:value-type="float" office:value="206.0063075" calcext:value-type="float">
            <text:p>206.0063075</text:p>
          </table:table-cell>
          <table:table-cell office:value-type="float" office:value="216.55235" calcext:value-type="float">
            <text:p>216.55235</text:p>
          </table:table-cell>
          <table:table-cell office:value-type="float" office:value="199.23139625" calcext:value-type="float">
            <text:p>199.23139625</text:p>
          </table:table-cell>
          <table:table-cell office:value-type="float" office:value="202.926740410317" calcext:value-type="float">
            <text:p>202.926740410317</text:p>
          </table:table-cell>
          <table:table-cell office:value-type="float" office:value="198.6402325" calcext:value-type="float">
            <text:p>198.6402325</text:p>
          </table:table-cell>
          <table:table-cell table:number-columns-repeated="2" office:value-type="float" office:value="199.82256" calcext:value-type="float">
            <text:p>199.82256</text:p>
          </table:table-cell>
          <table:table-cell office:value-type="float" office:value="1.18232749999999" calcext:value-type="float">
            <text:p>1.18232749999999</text:p>
          </table:table-cell>
          <table:table-cell office:value-type="float" office:value="19.30719" calcext:value-type="float">
            <text:p>19.30719</text:p>
          </table:table-cell>
          <table:table-cell office:value-type="float" office:value="33.3301296324775" calcext:value-type="float">
            <text:p>33.3301296324775</text:p>
          </table:table-cell>
        </table:table-row>
        <table:table-row table:style-name="ro2">
          <table:table-cell office:value-type="string" calcext:value-type="string">
            <text:p>w23</text:p>
          </table:table-cell>
          <table:table-cell office:value-type="float" office:value="100" calcext:value-type="float">
            <text:p>100</text:p>
          </table:table-cell>
          <table:table-cell office:value-type="float" office:value="234.5814666" calcext:value-type="float">
            <text:p>234.5814666</text:p>
          </table:table-cell>
          <table:table-cell office:value-type="float" office:value="12.1379992511671" calcext:value-type="float">
            <text:p>12.1379992511671</text:p>
          </table:table-cell>
          <table:table-cell office:value-type="float" office:value="216.87549" calcext:value-type="float">
            <text:p>216.87549</text:p>
          </table:table-cell>
          <table:table-cell office:value-type="float" office:value="222.6170925" calcext:value-type="float">
            <text:p>222.6170925</text:p>
          </table:table-cell>
          <table:table-cell office:value-type="float" office:value="234.517935" calcext:value-type="float">
            <text:p>234.517935</text:p>
          </table:table-cell>
          <table:table-cell office:value-type="float" office:value="240.050155" calcext:value-type="float">
            <text:p>240.050155</text:p>
          </table:table-cell>
          <table:table-cell office:value-type="float" office:value="262.09027" calcext:value-type="float">
            <text:p>262.09027</text:p>
          </table:table-cell>
          <table:table-cell office:value-type="float" office:value="228.56751375" calcext:value-type="float">
            <text:p>228.56751375</text:p>
          </table:table-cell>
          <table:table-cell office:value-type="float" office:value="234.892150119518" calcext:value-type="float">
            <text:p>234.892150119518</text:p>
          </table:table-cell>
          <table:table-cell office:value-type="float" office:value="222.6170925" calcext:value-type="float">
            <text:p>222.6170925</text:p>
          </table:table-cell>
          <table:table-cell table:number-columns-repeated="2" office:value-type="float" office:value="234.517935" calcext:value-type="float">
            <text:p>234.517935</text:p>
          </table:table-cell>
          <table:table-cell office:value-type="float" office:value="11.9008425" calcext:value-type="float">
            <text:p>11.9008425</text:p>
          </table:table-cell>
          <table:table-cell office:value-type="float" office:value="45.21478" calcext:value-type="float">
            <text:p>45.21478</text:p>
          </table:table-cell>
          <table:table-cell office:value-type="float" office:value="147.331025821332" calcext:value-type="float">
            <text:p>147.331025821332</text:p>
          </table:table-cell>
        </table:table-row>
        <table:table-row table:style-name="ro2">
          <table:table-cell office:value-type="string" calcext:value-type="string">
            <text:p>w24</text:p>
          </table:table-cell>
          <table:table-cell office:value-type="float" office:value="100" calcext:value-type="float">
            <text:p>100</text:p>
          </table:table-cell>
          <table:table-cell office:value-type="float" office:value="269.1134169" calcext:value-type="float">
            <text:p>269.1134169</text:p>
          </table:table-cell>
          <table:table-cell office:value-type="float" office:value="3.4579880001602" calcext:value-type="float">
            <text:p>3.4579880001602</text:p>
          </table:table-cell>
          <table:table-cell office:value-type="float" office:value="263.17856" calcext:value-type="float">
            <text:p>263.17856</text:p>
          </table:table-cell>
          <table:table-cell office:value-type="float" office:value="266.308395" calcext:value-type="float">
            <text:p>266.308395</text:p>
          </table:table-cell>
          <table:table-cell office:value-type="float" office:value="268.312025" calcext:value-type="float">
            <text:p>268.312025</text:p>
          </table:table-cell>
          <table:table-cell office:value-type="float" office:value="272.4657975" calcext:value-type="float">
            <text:p>272.4657975</text:p>
          </table:table-cell>
          <table:table-cell office:value-type="float" office:value="275.01324" calcext:value-type="float">
            <text:p>275.01324</text:p>
          </table:table-cell>
          <table:table-cell office:value-type="float" office:value="267.31021" calcext:value-type="float">
            <text:p>267.31021</text:p>
          </table:table-cell>
          <table:table-cell office:value-type="float" office:value="269.135410638943" calcext:value-type="float">
            <text:p>269.135410638943</text:p>
          </table:table-cell>
          <table:table-cell office:value-type="float" office:value="266.308395" calcext:value-type="float">
            <text:p>266.308395</text:p>
          </table:table-cell>
          <table:table-cell table:number-columns-repeated="2" office:value-type="float" office:value="268.312025" calcext:value-type="float">
            <text:p>268.312025</text:p>
          </table:table-cell>
          <table:table-cell office:value-type="float" office:value="2.00362999999999" calcext:value-type="float">
            <text:p>2.00362999999999</text:p>
          </table:table-cell>
          <table:table-cell office:value-type="float" office:value="11.83468" calcext:value-type="float">
            <text:p>11.83468</text:p>
          </table:table-cell>
          <table:table-cell office:value-type="float" office:value="11.9576810092519" calcext:value-type="float">
            <text:p>11.9576810092519</text:p>
          </table:table-cell>
        </table:table-row>
        <table:table-row table:style-name="ro2">
          <table:table-cell office:value-type="string" calcext:value-type="string">
            <text:p>w25</text:p>
          </table:table-cell>
          <table:table-cell office:value-type="float" office:value="100" calcext:value-type="float">
            <text:p>100</text:p>
          </table:table-cell>
          <table:table-cell office:value-type="float" office:value="266.4533959" calcext:value-type="float">
            <text:p>266.4533959</text:p>
          </table:table-cell>
          <table:table-cell office:value-type="float" office:value="0.92873120968373" calcext:value-type="float">
            <text:p>0.92873120968373</text:p>
          </table:table-cell>
          <table:table-cell office:value-type="float" office:value="264.44986" calcext:value-type="float">
            <text:p>264.44986</text:p>
          </table:table-cell>
          <table:table-cell office:value-type="float" office:value="265.7483675" calcext:value-type="float">
            <text:p>265.7483675</text:p>
          </table:table-cell>
          <table:table-cell office:value-type="float" office:value="266.65889" calcext:value-type="float">
            <text:p>266.65889</text:p>
          </table:table-cell>
          <table:table-cell office:value-type="float" office:value="267.2021275" calcext:value-type="float">
            <text:p>267.2021275</text:p>
          </table:table-cell>
          <table:table-cell office:value-type="float" office:value="267.98584" calcext:value-type="float">
            <text:p>267.98584</text:p>
          </table:table-cell>
          <table:table-cell office:value-type="float" office:value="266.1008817" calcext:value-type="float">
            <text:p>266.1008817</text:p>
          </table:table-cell>
          <table:table-cell office:value-type="float" office:value="266.454998269662" calcext:value-type="float">
            <text:p>266.454998269662</text:p>
          </table:table-cell>
          <table:table-cell office:value-type="float" office:value="265.7483675" calcext:value-type="float">
            <text:p>265.7483675</text:p>
          </table:table-cell>
          <table:table-cell table:number-columns-repeated="2" office:value-type="float" office:value="266.65889" calcext:value-type="float">
            <text:p>266.65889</text:p>
          </table:table-cell>
          <table:table-cell office:value-type="float" office:value="0.910522500000013" calcext:value-type="float">
            <text:p>0.910522500000013</text:p>
          </table:table-cell>
          <table:table-cell office:value-type="float" office:value="3.53597999999999" calcext:value-type="float">
            <text:p>3.53597999999999</text:p>
          </table:table-cell>
          <table:table-cell office:value-type="float" office:value="0.862541659840604" calcext:value-type="float">
            <text:p>0.862541659840604</text:p>
          </table:table-cell>
        </table:table-row>
        <table:table-row table:style-name="ro2">
          <table:table-cell office:value-type="string" calcext:value-type="string">
            <text:p>w26</text:p>
          </table:table-cell>
          <table:table-cell office:value-type="float" office:value="100" calcext:value-type="float">
            <text:p>100</text:p>
          </table:table-cell>
          <table:table-cell office:value-type="float" office:value="259.0912201" calcext:value-type="float">
            <text:p>259.0912201</text:p>
          </table:table-cell>
          <table:table-cell office:value-type="float" office:value="1.98750799866429" calcext:value-type="float">
            <text:p>1.98750799866429</text:p>
          </table:table-cell>
          <table:table-cell office:value-type="float" office:value="256.35242" calcext:value-type="float">
            <text:p>256.35242</text:p>
          </table:table-cell>
          <table:table-cell office:value-type="float" office:value="257.8052" calcext:value-type="float">
            <text:p>257.8052</text:p>
          </table:table-cell>
          <table:table-cell office:value-type="float" office:value="258.711055" calcext:value-type="float">
            <text:p>258.711055</text:p>
          </table:table-cell>
          <table:table-cell office:value-type="float" office:value="259.8568" calcext:value-type="float">
            <text:p>259.8568</text:p>
          </table:table-cell>
          <table:table-cell office:value-type="float" office:value="264.49667" calcext:value-type="float">
            <text:p>264.49667</text:p>
          </table:table-cell>
          <table:table-cell office:value-type="float" office:value="258.2581275" calcext:value-type="float">
            <text:p>258.2581275</text:p>
          </table:table-cell>
          <table:table-cell office:value-type="float" office:value="259.098766919241" calcext:value-type="float">
            <text:p>259.098766919241</text:p>
          </table:table-cell>
          <table:table-cell office:value-type="float" office:value="257.8052" calcext:value-type="float">
            <text:p>257.8052</text:p>
          </table:table-cell>
          <table:table-cell table:number-columns-repeated="2" office:value-type="float" office:value="258.711055" calcext:value-type="float">
            <text:p>258.711055</text:p>
          </table:table-cell>
          <table:table-cell office:value-type="float" office:value="0.905854999999974" calcext:value-type="float">
            <text:p>0.905854999999974</text:p>
          </table:table-cell>
          <table:table-cell office:value-type="float" office:value="8.14425" calcext:value-type="float">
            <text:p>8.14425</text:p>
          </table:table-cell>
          <table:table-cell office:value-type="float" office:value="3.95018804475454" calcext:value-type="float">
            <text:p>3.95018804475454</text:p>
          </table:table-cell>
        </table:table-row>
        <table:table-row table:style-name="ro2">
          <table:table-cell office:value-type="string" calcext:value-type="string">
            <text:p>w27</text:p>
          </table:table-cell>
          <table:table-cell office:value-type="float" office:value="100" calcext:value-type="float">
            <text:p>100</text:p>
          </table:table-cell>
          <table:table-cell office:value-type="float" office:value="254.5004042" calcext:value-type="float">
            <text:p>254.5004042</text:p>
          </table:table-cell>
          <table:table-cell office:value-type="float" office:value="3.87706379237377" calcext:value-type="float">
            <text:p>3.87706379237377</text:p>
          </table:table-cell>
          <table:table-cell office:value-type="float" office:value="248.12906" calcext:value-type="float">
            <text:p>248.12906</text:p>
          </table:table-cell>
          <table:table-cell office:value-type="float" office:value="250.092075" calcext:value-type="float">
            <text:p>250.092075</text:p>
          </table:table-cell>
          <table:table-cell office:value-type="float" office:value="256.38735" calcext:value-type="float">
            <text:p>256.38735</text:p>
          </table:table-cell>
          <table:table-cell office:value-type="float" office:value="257.6982975" calcext:value-type="float">
            <text:p>257.6982975</text:p>
          </table:table-cell>
          <table:table-cell office:value-type="float" office:value="259.12344" calcext:value-type="float">
            <text:p>259.12344</text:p>
          </table:table-cell>
          <table:table-cell office:value-type="float" office:value="252.2962396" calcext:value-type="float">
            <text:p>252.2962396</text:p>
          </table:table-cell>
          <table:table-cell office:value-type="float" office:value="254.529638834806" calcext:value-type="float">
            <text:p>254.529638834806</text:p>
          </table:table-cell>
          <table:table-cell office:value-type="float" office:value="250.092075" calcext:value-type="float">
            <text:p>250.092075</text:p>
          </table:table-cell>
          <table:table-cell table:number-columns-repeated="2" office:value-type="float" office:value="256.38735" calcext:value-type="float">
            <text:p>256.38735</text:p>
          </table:table-cell>
          <table:table-cell office:value-type="float" office:value="6.29527499999998" calcext:value-type="float">
            <text:p>6.29527499999998</text:p>
          </table:table-cell>
          <table:table-cell office:value-type="float" office:value="10.99438" calcext:value-type="float">
            <text:p>10.99438</text:p>
          </table:table-cell>
          <table:table-cell office:value-type="float" office:value="15.0316236501357" calcext:value-type="float">
            <text:p>15.0316236501357</text:p>
          </table:table-cell>
        </table:table-row>
        <table:table-row table:style-name="ro2">
          <table:table-cell office:value-type="string" calcext:value-type="string">
            <text:p>w28</text:p>
          </table:table-cell>
          <table:table-cell office:value-type="float" office:value="100" calcext:value-type="float">
            <text:p>100</text:p>
          </table:table-cell>
          <table:table-cell office:value-type="float" office:value="243.6572656" calcext:value-type="float">
            <text:p>243.6572656</text:p>
          </table:table-cell>
          <table:table-cell office:value-type="float" office:value="4.48034464851482" calcext:value-type="float">
            <text:p>4.48034464851482</text:p>
          </table:table-cell>
          <table:table-cell office:value-type="float" office:value="235.85153" calcext:value-type="float">
            <text:p>235.85153</text:p>
          </table:table-cell>
          <table:table-cell office:value-type="float" office:value="239.827155" calcext:value-type="float">
            <text:p>239.827155</text:p>
          </table:table-cell>
          <table:table-cell office:value-type="float" office:value="243.66829" calcext:value-type="float">
            <text:p>243.66829</text:p>
          </table:table-cell>
          <table:table-cell office:value-type="float" office:value="248.325945" calcext:value-type="float">
            <text:p>248.325945</text:p>
          </table:table-cell>
          <table:table-cell office:value-type="float" office:value="249.52538" calcext:value-type="float">
            <text:p>249.52538</text:p>
          </table:table-cell>
          <table:table-cell office:value-type="float" office:value="241.7422103" calcext:value-type="float">
            <text:p>241.7422103</text:p>
          </table:table-cell>
          <table:table-cell office:value-type="float" office:value="243.698042324834" calcext:value-type="float">
            <text:p>243.698042324834</text:p>
          </table:table-cell>
          <table:table-cell office:value-type="float" office:value="239.827155" calcext:value-type="float">
            <text:p>239.827155</text:p>
          </table:table-cell>
          <table:table-cell table:number-columns-repeated="2" office:value-type="float" office:value="243.66829" calcext:value-type="float">
            <text:p>243.66829</text:p>
          </table:table-cell>
          <table:table-cell office:value-type="float" office:value="3.84113499999998" calcext:value-type="float">
            <text:p>3.84113499999998</text:p>
          </table:table-cell>
          <table:table-cell office:value-type="float" office:value="13.67385" calcext:value-type="float">
            <text:p>13.67385</text:p>
          </table:table-cell>
          <table:table-cell office:value-type="float" office:value="20.0734881694754" calcext:value-type="float">
            <text:p>20.0734881694754</text:p>
          </table:table-cell>
        </table:table-row>
        <table:table-row table:style-name="ro2">
          <table:table-cell office:value-type="string" calcext:value-type="string">
            <text:p>w29</text:p>
          </table:table-cell>
          <table:table-cell office:value-type="float" office:value="100" calcext:value-type="float">
            <text:p>100</text:p>
          </table:table-cell>
          <table:table-cell office:value-type="float" office:value="224.3128138" calcext:value-type="float">
            <text:p>224.3128138</text:p>
          </table:table-cell>
          <table:table-cell office:value-type="float" office:value="11.1423194659011" calcext:value-type="float">
            <text:p>11.1423194659011</text:p>
          </table:table-cell>
          <table:table-cell office:value-type="float" office:value="202.55089" calcext:value-type="float">
            <text:p>202.55089</text:p>
          </table:table-cell>
          <table:table-cell office:value-type="float" office:value="215.688825" calcext:value-type="float">
            <text:p>215.688825</text:p>
          </table:table-cell>
          <table:table-cell office:value-type="float" office:value="225.96456" calcext:value-type="float">
            <text:p>225.96456</text:p>
          </table:table-cell>
          <table:table-cell office:value-type="float" office:value="234.870445" calcext:value-type="float">
            <text:p>234.870445</text:p>
          </table:table-cell>
          <table:table-cell office:value-type="float" office:value="237.63489" calcext:value-type="float">
            <text:p>237.63489</text:p>
          </table:table-cell>
          <table:table-cell office:value-type="float" office:value="220.0008194" calcext:value-type="float">
            <text:p>220.0008194</text:p>
          </table:table-cell>
          <table:table-cell office:value-type="float" office:value="224.586616264467" calcext:value-type="float">
            <text:p>224.586616264467</text:p>
          </table:table-cell>
          <table:table-cell office:value-type="float" office:value="215.688825" calcext:value-type="float">
            <text:p>215.688825</text:p>
          </table:table-cell>
          <table:table-cell table:number-columns-repeated="2" office:value-type="float" office:value="225.96456" calcext:value-type="float">
            <text:p>225.96456</text:p>
          </table:table-cell>
          <table:table-cell office:value-type="float" office:value="10.275735" calcext:value-type="float">
            <text:p>10.275735</text:p>
          </table:table-cell>
          <table:table-cell office:value-type="float" office:value="35.084" calcext:value-type="float">
            <text:p>35.084</text:p>
          </table:table-cell>
          <table:table-cell office:value-type="float" office:value="124.151283080198" calcext:value-type="float">
            <text:p>124.151283080198</text:p>
          </table:table-cell>
        </table:table-row>
        <table:table-row table:style-name="ro2">
          <table:table-cell office:value-type="string" calcext:value-type="string">
            <text:p>w30</text:p>
          </table:table-cell>
          <table:table-cell office:value-type="float" office:value="100" calcext:value-type="float">
            <text:p>100</text:p>
          </table:table-cell>
          <table:table-cell office:value-type="float" office:value="183.113434" calcext:value-type="float">
            <text:p>183.113434</text:p>
          </table:table-cell>
          <table:table-cell office:value-type="float" office:value="10.5464487566542" calcext:value-type="float">
            <text:p>10.5464487566542</text:p>
          </table:table-cell>
          <table:table-cell office:value-type="float" office:value="169.4978" calcext:value-type="float">
            <text:p>169.4978</text:p>
          </table:table-cell>
          <table:table-cell office:value-type="float" office:value="174.9720125" calcext:value-type="float">
            <text:p>174.9720125</text:p>
          </table:table-cell>
          <table:table-cell office:value-type="float" office:value="180.57491" calcext:value-type="float">
            <text:p>180.57491</text:p>
          </table:table-cell>
          <table:table-cell office:value-type="float" office:value="192.4607175" calcext:value-type="float">
            <text:p>192.4607175</text:p>
          </table:table-cell>
          <table:table-cell office:value-type="float" office:value="202.36913" calcext:value-type="float">
            <text:p>202.36913</text:p>
          </table:table-cell>
          <table:table-cell office:value-type="float" office:value="177.77346125" calcext:value-type="float">
            <text:p>177.77346125</text:p>
          </table:table-cell>
          <table:table-cell office:value-type="float" office:value="183.413862662655" calcext:value-type="float">
            <text:p>183.413862662655</text:p>
          </table:table-cell>
          <table:table-cell office:value-type="float" office:value="174.9720125" calcext:value-type="float">
            <text:p>174.9720125</text:p>
          </table:table-cell>
          <table:table-cell table:number-columns-repeated="2" office:value-type="float" office:value="180.57491" calcext:value-type="float">
            <text:p>180.57491</text:p>
          </table:table-cell>
          <table:table-cell office:value-type="float" office:value="5.60289750000001" calcext:value-type="float">
            <text:p>5.60289750000001</text:p>
          </table:table-cell>
          <table:table-cell office:value-type="float" office:value="32.87133" calcext:value-type="float">
            <text:p>32.87133</text:p>
          </table:table-cell>
          <table:table-cell office:value-type="float" office:value="111.227581376733" calcext:value-type="float">
            <text:p>111.227581376733</text:p>
          </table:table-cell>
        </table:table-row>
        <table:table-row table:style-name="ro2">
          <table:table-cell office:value-type="string" calcext:value-type="string">
            <text:p>w31</text:p>
          </table:table-cell>
          <table:table-cell office:value-type="float" office:value="100" calcext:value-type="float">
            <text:p>100</text:p>
          </table:table-cell>
          <table:table-cell office:value-type="float" office:value="179.1958863" calcext:value-type="float">
            <text:p>179.1958863</text:p>
          </table:table-cell>
          <table:table-cell office:value-type="float" office:value="4.27674393165747" calcext:value-type="float">
            <text:p>4.27674393165747</text:p>
          </table:table-cell>
          <table:table-cell office:value-type="float" office:value="169.52087" calcext:value-type="float">
            <text:p>169.52087</text:p>
          </table:table-cell>
          <table:table-cell office:value-type="float" office:value="177.188275" calcext:value-type="float">
            <text:p>177.188275</text:p>
          </table:table-cell>
          <table:table-cell office:value-type="float" office:value="180.936895" calcext:value-type="float">
            <text:p>180.936895</text:p>
          </table:table-cell>
          <table:table-cell office:value-type="float" office:value="182.3226625" calcext:value-type="float">
            <text:p>182.3226625</text:p>
          </table:table-cell>
          <table:table-cell office:value-type="float" office:value="184.23534" calcext:value-type="float">
            <text:p>184.23534</text:p>
          </table:table-cell>
          <table:table-cell office:value-type="float" office:value="178.19208065" calcext:value-type="float">
            <text:p>178.19208065</text:p>
          </table:table-cell>
          <table:table-cell office:value-type="float" office:value="179.246403869402" calcext:value-type="float">
            <text:p>179.246403869402</text:p>
          </table:table-cell>
          <table:table-cell office:value-type="float" office:value="177.188275" calcext:value-type="float">
            <text:p>177.188275</text:p>
          </table:table-cell>
          <table:table-cell table:number-columns-repeated="2" office:value-type="float" office:value="180.936895" calcext:value-type="float">
            <text:p>180.936895</text:p>
          </table:table-cell>
          <table:table-cell office:value-type="float" office:value="3.74862000000002" calcext:value-type="float">
            <text:p>3.74862000000002</text:p>
          </table:table-cell>
          <table:table-cell office:value-type="float" office:value="14.71447" calcext:value-type="float">
            <text:p>14.71447</text:p>
          </table:table-cell>
          <table:table-cell office:value-type="float" office:value="18.290538656969" calcext:value-type="float">
            <text:p>18.290538656969</text:p>
          </table:table-cell>
        </table:table-row>
        <table:table-row table:style-name="ro2">
          <table:table-cell office:value-type="string" calcext:value-type="string">
            <text:p>w32</text:p>
          </table:table-cell>
          <table:table-cell office:value-type="float" office:value="100" calcext:value-type="float">
            <text:p>100</text:p>
          </table:table-cell>
          <table:table-cell office:value-type="float" office:value="186.324217" calcext:value-type="float">
            <text:p>186.324217</text:p>
          </table:table-cell>
          <table:table-cell office:value-type="float" office:value="2.76662082560216" calcext:value-type="float">
            <text:p>2.76662082560216</text:p>
          </table:table-cell>
          <table:table-cell office:value-type="float" office:value="180.89499" calcext:value-type="float">
            <text:p>180.89499</text:p>
          </table:table-cell>
          <table:table-cell office:value-type="float" office:value="185.4819525" calcext:value-type="float">
            <text:p>185.4819525</text:p>
          </table:table-cell>
          <table:table-cell office:value-type="float" office:value="186.099515" calcext:value-type="float">
            <text:p>186.099515</text:p>
          </table:table-cell>
          <table:table-cell office:value-type="float" office:value="187.48479" calcext:value-type="float">
            <text:p>187.48479</text:p>
          </table:table-cell>
          <table:table-cell office:value-type="float" office:value="193.07799" calcext:value-type="float">
            <text:p>193.07799</text:p>
          </table:table-cell>
          <table:table-cell office:value-type="float" office:value="185.79073375" calcext:value-type="float">
            <text:p>185.79073375</text:p>
          </table:table-cell>
          <table:table-cell office:value-type="float" office:value="186.344550469145" calcext:value-type="float">
            <text:p>186.344550469145</text:p>
          </table:table-cell>
          <table:table-cell office:value-type="float" office:value="185.4819525" calcext:value-type="float">
            <text:p>185.4819525</text:p>
          </table:table-cell>
          <table:table-cell table:number-columns-repeated="2" office:value-type="float" office:value="186.099515" calcext:value-type="float">
            <text:p>186.099515</text:p>
          </table:table-cell>
          <table:table-cell office:value-type="float" office:value="0.61756250000002" calcext:value-type="float">
            <text:p>0.61756250000002</text:p>
          </table:table-cell>
          <table:table-cell office:value-type="float" office:value="12.183" calcext:value-type="float">
            <text:p>12.183</text:p>
          </table:table-cell>
          <table:table-cell office:value-type="float" office:value="7.65419079265556" calcext:value-type="float">
            <text:p>7.65419079265556</text:p>
          </table:table-cell>
        </table:table-row>
        <table:table-row table:style-name="ro2">
          <table:table-cell office:value-type="string" calcext:value-type="string">
            <text:p>w33</text:p>
          </table:table-cell>
          <table:table-cell office:value-type="float" office:value="100" calcext:value-type="float">
            <text:p>100</text:p>
          </table:table-cell>
          <table:table-cell office:value-type="float" office:value="190.109647" calcext:value-type="float">
            <text:p>190.109647</text:p>
          </table:table-cell>
          <table:table-cell office:value-type="float" office:value="1.91159171372414" calcext:value-type="float">
            <text:p>1.91159171372414</text:p>
          </table:table-cell>
          <table:table-cell office:value-type="float" office:value="187.23958" calcext:value-type="float">
            <text:p>187.23958</text:p>
          </table:table-cell>
          <table:table-cell office:value-type="float" office:value="188.9886675" calcext:value-type="float">
            <text:p>188.9886675</text:p>
          </table:table-cell>
          <table:table-cell office:value-type="float" office:value="189.521585" calcext:value-type="float">
            <text:p>189.521585</text:p>
          </table:table-cell>
          <table:table-cell office:value-type="float" office:value="191.029235" calcext:value-type="float">
            <text:p>191.029235</text:p>
          </table:table-cell>
          <table:table-cell office:value-type="float" office:value="194.26514" calcext:value-type="float">
            <text:p>194.26514</text:p>
          </table:table-cell>
          <table:table-cell office:value-type="float" office:value="189.25512625" calcext:value-type="float">
            <text:p>189.25512625</text:p>
          </table:table-cell>
          <table:table-cell office:value-type="float" office:value="190.119161379162" calcext:value-type="float">
            <text:p>190.119161379162</text:p>
          </table:table-cell>
          <table:table-cell office:value-type="float" office:value="188.9886675" calcext:value-type="float">
            <text:p>188.9886675</text:p>
          </table:table-cell>
          <table:table-cell table:number-columns-repeated="2" office:value-type="float" office:value="189.521585" calcext:value-type="float">
            <text:p>189.521585</text:p>
          </table:table-cell>
          <table:table-cell office:value-type="float" office:value="0.532917500000025" calcext:value-type="float">
            <text:p>0.532917500000025</text:p>
          </table:table-cell>
          <table:table-cell office:value-type="float" office:value="7.02555999999998" calcext:value-type="float">
            <text:p>7.02555999999998</text:p>
          </table:table-cell>
          <table:table-cell office:value-type="float" office:value="3.65418287997878" calcext:value-type="float">
            <text:p>3.65418287997878</text:p>
          </table:table-cell>
        </table:table-row>
        <table:table-row table:style-name="ro2">
          <table:table-cell office:value-type="string" calcext:value-type="string">
            <text:p>w34</text:p>
          </table:table-cell>
          <table:table-cell office:value-type="float" office:value="100" calcext:value-type="float">
            <text:p>100</text:p>
          </table:table-cell>
          <table:table-cell office:value-type="float" office:value="187.5537571" calcext:value-type="float">
            <text:p>187.5537571</text:p>
          </table:table-cell>
          <table:table-cell office:value-type="float" office:value="1.64375325249549" calcext:value-type="float">
            <text:p>1.64375325249549</text:p>
          </table:table-cell>
          <table:table-cell office:value-type="float" office:value="184.3665" calcext:value-type="float">
            <text:p>184.3665</text:p>
          </table:table-cell>
          <table:table-cell office:value-type="float" office:value="186.49318" calcext:value-type="float">
            <text:p>186.49318</text:p>
          </table:table-cell>
          <table:table-cell office:value-type="float" office:value="187.84693" calcext:value-type="float">
            <text:p>187.84693</text:p>
          </table:table-cell>
          <table:table-cell office:value-type="float" office:value="188.9798375" calcext:value-type="float">
            <text:p>188.9798375</text:p>
          </table:table-cell>
          <table:table-cell office:value-type="float" office:value="190.00847" calcext:value-type="float">
            <text:p>190.00847</text:p>
          </table:table-cell>
          <table:table-cell office:value-type="float" office:value="187.02346855" calcext:value-type="float">
            <text:p>187.02346855</text:p>
          </table:table-cell>
          <table:table-cell office:value-type="float" office:value="187.560888001292" calcext:value-type="float">
            <text:p>187.560888001292</text:p>
          </table:table-cell>
          <table:table-cell office:value-type="float" office:value="186.49318" calcext:value-type="float">
            <text:p>186.49318</text:p>
          </table:table-cell>
          <table:table-cell table:number-columns-repeated="2" office:value-type="float" office:value="187.84693" calcext:value-type="float">
            <text:p>187.84693</text:p>
          </table:table-cell>
          <table:table-cell office:value-type="float" office:value="1.35375000000002" calcext:value-type="float">
            <text:p>1.35375000000002</text:p>
          </table:table-cell>
          <table:table-cell office:value-type="float" office:value="5.64196999999999" calcext:value-type="float">
            <text:p>5.64196999999999</text:p>
          </table:table-cell>
          <table:table-cell office:value-type="float" office:value="2.70192475508948" calcext:value-type="float">
            <text:p>2.70192475508948</text:p>
          </table:table-cell>
        </table:table-row>
        <table:table-row table:style-name="ro2">
          <table:table-cell office:value-type="string" calcext:value-type="string">
            <text:p>w35</text:p>
          </table:table-cell>
          <table:table-cell office:value-type="float" office:value="100" calcext:value-type="float">
            <text:p>100</text:p>
          </table:table-cell>
          <table:table-cell office:value-type="float" office:value="209.0900465" calcext:value-type="float">
            <text:p>209.0900465</text:p>
          </table:table-cell>
          <table:table-cell office:value-type="float" office:value="11.1787768037774" calcext:value-type="float">
            <text:p>11.1787768037774</text:p>
          </table:table-cell>
          <table:table-cell office:value-type="float" office:value="190.39708" calcext:value-type="float">
            <text:p>190.39708</text:p>
          </table:table-cell>
          <table:table-cell office:value-type="float" office:value="199.6783525" calcext:value-type="float">
            <text:p>199.6783525</text:p>
          </table:table-cell>
          <table:table-cell office:value-type="float" office:value="210.64251" calcext:value-type="float">
            <text:p>210.64251</text:p>
          </table:table-cell>
          <table:table-cell office:value-type="float" office:value="218.1978975" calcext:value-type="float">
            <text:p>218.1978975</text:p>
          </table:table-cell>
          <table:table-cell office:value-type="float" office:value="225.91376" calcext:value-type="float">
            <text:p>225.91376</text:p>
          </table:table-cell>
          <table:table-cell office:value-type="float" office:value="204.3841995" calcext:value-type="float">
            <text:p>204.3841995</text:p>
          </table:table-cell>
          <table:table-cell office:value-type="float" office:value="209.385679896435" calcext:value-type="float">
            <text:p>209.385679896435</text:p>
          </table:table-cell>
          <table:table-cell office:value-type="float" office:value="199.6783525" calcext:value-type="float">
            <text:p>199.6783525</text:p>
          </table:table-cell>
          <table:table-cell table:number-columns-repeated="2" office:value-type="float" office:value="210.64251" calcext:value-type="float">
            <text:p>210.64251</text:p>
          </table:table-cell>
          <table:table-cell office:value-type="float" office:value="10.9641575" calcext:value-type="float">
            <text:p>10.9641575</text:p>
          </table:table-cell>
          <table:table-cell office:value-type="float" office:value="35.51668" calcext:value-type="float">
            <text:p>35.51668</text:p>
          </table:table-cell>
          <table:table-cell office:value-type="float" office:value="124.965050828671" calcext:value-type="float">
            <text:p>124.965050828671</text:p>
          </table:table-cell>
        </table:table-row>
        <table:table-row table:style-name="ro2">
          <table:table-cell office:value-type="string" calcext:value-type="string">
            <text:p>w36</text:p>
          </table:table-cell>
          <table:table-cell office:value-type="float" office:value="100" calcext:value-type="float">
            <text:p>100</text:p>
          </table:table-cell>
          <table:table-cell office:value-type="float" office:value="244.6828282" calcext:value-type="float">
            <text:p>244.6828282</text:p>
          </table:table-cell>
          <table:table-cell office:value-type="float" office:value="13.3040960971668" calcext:value-type="float">
            <text:p>13.3040960971668</text:p>
          </table:table-cell>
          <table:table-cell office:value-type="float" office:value="226.17378" calcext:value-type="float">
            <text:p>226.17378</text:p>
          </table:table-cell>
          <table:table-cell office:value-type="float" office:value="232.090555" calcext:value-type="float">
            <text:p>232.090555</text:p>
          </table:table-cell>
          <table:table-cell office:value-type="float" office:value="241.649995" calcext:value-type="float">
            <text:p>241.649995</text:p>
          </table:table-cell>
          <table:table-cell office:value-type="float" office:value="258.464975" calcext:value-type="float">
            <text:p>258.464975</text:p>
          </table:table-cell>
          <table:table-cell office:value-type="float" office:value="265.98755" calcext:value-type="float">
            <text:p>265.98755</text:p>
          </table:table-cell>
          <table:table-cell office:value-type="float" office:value="236.870275" calcext:value-type="float">
            <text:p>236.870275</text:p>
          </table:table-cell>
          <table:table-cell office:value-type="float" office:value="245.040640301122" calcext:value-type="float">
            <text:p>245.040640301122</text:p>
          </table:table-cell>
          <table:table-cell office:value-type="float" office:value="232.090555" calcext:value-type="float">
            <text:p>232.090555</text:p>
          </table:table-cell>
          <table:table-cell table:number-columns-repeated="2" office:value-type="float" office:value="241.649995" calcext:value-type="float">
            <text:p>241.649995</text:p>
          </table:table-cell>
          <table:table-cell office:value-type="float" office:value="9.55943999999997" calcext:value-type="float">
            <text:p>9.55943999999997</text:p>
          </table:table-cell>
          <table:table-cell office:value-type="float" office:value="39.81377" calcext:value-type="float">
            <text:p>39.81377</text:p>
          </table:table-cell>
          <table:table-cell office:value-type="float" office:value="176.998972962649" calcext:value-type="float">
            <text:p>176.998972962649</text:p>
          </table:table-cell>
        </table:table-row>
        <table:table-row table:style-name="ro2">
          <table:table-cell office:value-type="string" calcext:value-type="string">
            <text:p>w37</text:p>
          </table:table-cell>
          <table:table-cell office:value-type="float" office:value="100" calcext:value-type="float">
            <text:p>100</text:p>
          </table:table-cell>
          <table:table-cell office:value-type="float" office:value="268.7475624" calcext:value-type="float">
            <text:p>268.7475624</text:p>
          </table:table-cell>
          <table:table-cell office:value-type="float" office:value="5.7235331880849" calcext:value-type="float">
            <text:p>5.7235331880849</text:p>
          </table:table-cell>
          <table:table-cell office:value-type="float" office:value="262.4581" calcext:value-type="float">
            <text:p>262.4581</text:p>
          </table:table-cell>
          <table:table-cell office:value-type="float" office:value="263.4316875" calcext:value-type="float">
            <text:p>263.4316875</text:p>
          </table:table-cell>
          <table:table-cell office:value-type="float" office:value="266.342255" calcext:value-type="float">
            <text:p>266.342255</text:p>
          </table:table-cell>
          <table:table-cell office:value-type="float" office:value="275.780785" calcext:value-type="float">
            <text:p>275.780785</text:p>
          </table:table-cell>
          <table:table-cell office:value-type="float" office:value="277.2837" calcext:value-type="float">
            <text:p>277.2837</text:p>
          </table:table-cell>
          <table:table-cell office:value-type="float" office:value="264.88697125" calcext:value-type="float">
            <text:p>264.88697125</text:p>
          </table:table-cell>
          <table:table-cell office:value-type="float" office:value="268.80789337327" calcext:value-type="float">
            <text:p>268.80789337327</text:p>
          </table:table-cell>
          <table:table-cell office:value-type="float" office:value="263.4316875" calcext:value-type="float">
            <text:p>263.4316875</text:p>
          </table:table-cell>
          <table:table-cell table:number-columns-repeated="2" office:value-type="float" office:value="266.342255" calcext:value-type="float">
            <text:p>266.342255</text:p>
          </table:table-cell>
          <table:table-cell office:value-type="float" office:value="2.91056750000001" calcext:value-type="float">
            <text:p>2.91056750000001</text:p>
          </table:table-cell>
          <table:table-cell office:value-type="float" office:value="14.8256" calcext:value-type="float">
            <text:p>14.8256</text:p>
          </table:table-cell>
          <table:table-cell office:value-type="float" office:value="32.7588321551093" calcext:value-type="float">
            <text:p>32.7588321551093</text:p>
          </table:table-cell>
        </table:table-row>
        <table:table-row table:style-name="ro2">
          <table:table-cell office:value-type="string" calcext:value-type="string">
            <text:p>w38</text:p>
          </table:table-cell>
          <table:table-cell office:value-type="float" office:value="100" calcext:value-type="float">
            <text:p>100</text:p>
          </table:table-cell>
          <table:table-cell office:value-type="float" office:value="266.6835608" calcext:value-type="float">
            <text:p>266.6835608</text:p>
          </table:table-cell>
          <table:table-cell office:value-type="float" office:value="3.93063261981823" calcext:value-type="float">
            <text:p>3.93063261981823</text:p>
          </table:table-cell>
          <table:table-cell office:value-type="float" office:value="263.0584" calcext:value-type="float">
            <text:p>263.0584</text:p>
          </table:table-cell>
          <table:table-cell office:value-type="float" office:value="263.858495" calcext:value-type="float">
            <text:p>263.858495</text:p>
          </table:table-cell>
          <table:table-cell office:value-type="float" office:value="264.603975" calcext:value-type="float">
            <text:p>264.603975</text:p>
          </table:table-cell>
          <table:table-cell office:value-type="float" office:value="269.269455" calcext:value-type="float">
            <text:p>269.269455</text:p>
          </table:table-cell>
          <table:table-cell office:value-type="float" office:value="275.54425" calcext:value-type="float">
            <text:p>275.54425</text:p>
          </table:table-cell>
          <table:table-cell office:value-type="float" office:value="264.231235" calcext:value-type="float">
            <text:p>264.231235</text:p>
          </table:table-cell>
          <table:table-cell office:value-type="float" office:value="266.712236267914" calcext:value-type="float">
            <text:p>266.712236267914</text:p>
          </table:table-cell>
          <table:table-cell office:value-type="float" office:value="263.858495" calcext:value-type="float">
            <text:p>263.858495</text:p>
          </table:table-cell>
          <table:table-cell table:number-columns-repeated="2" office:value-type="float" office:value="264.603975" calcext:value-type="float">
            <text:p>264.603975</text:p>
          </table:table-cell>
          <table:table-cell office:value-type="float" office:value="0.745479999999986" calcext:value-type="float">
            <text:p>0.745479999999986</text:p>
          </table:table-cell>
          <table:table-cell office:value-type="float" office:value="12.48585" calcext:value-type="float">
            <text:p>12.48585</text:p>
          </table:table-cell>
          <table:table-cell office:value-type="float" office:value="15.4498727919791" calcext:value-type="float">
            <text:p>15.4498727919791</text:p>
          </table:table-cell>
        </table:table-row>
        <table:table-row table:style-name="ro2">
          <table:table-cell office:value-type="string" calcext:value-type="string">
            <text:p>w39</text:p>
          </table:table-cell>
          <table:table-cell office:value-type="float" office:value="100" calcext:value-type="float">
            <text:p>100</text:p>
          </table:table-cell>
          <table:table-cell office:value-type="float" office:value="257.0654366" calcext:value-type="float">
            <text:p>257.0654366</text:p>
          </table:table-cell>
          <table:table-cell office:value-type="float" office:value="4.55172351383455" calcext:value-type="float">
            <text:p>4.55172351383455</text:p>
          </table:table-cell>
          <table:table-cell office:value-type="float" office:value="249.69672" calcext:value-type="float">
            <text:p>249.69672</text:p>
          </table:table-cell>
          <table:table-cell office:value-type="float" office:value="253.593095" calcext:value-type="float">
            <text:p>253.593095</text:p>
          </table:table-cell>
          <table:table-cell office:value-type="float" office:value="255.55223" calcext:value-type="float">
            <text:p>255.55223</text:p>
          </table:table-cell>
          <table:table-cell office:value-type="float" office:value="260.597195" calcext:value-type="float">
            <text:p>260.597195</text:p>
          </table:table-cell>
          <table:table-cell office:value-type="float" office:value="265.22122" calcext:value-type="float">
            <text:p>265.22122</text:p>
          </table:table-cell>
          <table:table-cell office:value-type="float" office:value="254.5726625" calcext:value-type="float">
            <text:p>254.5726625</text:p>
          </table:table-cell>
          <table:table-cell office:value-type="float" office:value="257.105328026133" calcext:value-type="float">
            <text:p>257.105328026133</text:p>
          </table:table-cell>
          <table:table-cell office:value-type="float" office:value="253.593095" calcext:value-type="float">
            <text:p>253.593095</text:p>
          </table:table-cell>
          <table:table-cell table:number-columns-repeated="2" office:value-type="float" office:value="255.55223" calcext:value-type="float">
            <text:p>255.55223</text:p>
          </table:table-cell>
          <table:table-cell office:value-type="float" office:value="1.959135" calcext:value-type="float">
            <text:p>1.959135</text:p>
          </table:table-cell>
          <table:table-cell office:value-type="float" office:value="15.5245" calcext:value-type="float">
            <text:p>15.5245</text:p>
          </table:table-cell>
          <table:table-cell office:value-type="float" office:value="20.7181869463944" calcext:value-type="float">
            <text:p>20.7181869463944</text:p>
          </table:table-cell>
        </table:table-row>
        <table:table-row table:style-name="ro2">
          <table:table-cell office:value-type="string" calcext:value-type="string">
            <text:p>w40</text:p>
          </table:table-cell>
          <table:table-cell office:value-type="float" office:value="100" calcext:value-type="float">
            <text:p>100</text:p>
          </table:table-cell>
          <table:table-cell office:value-type="float" office:value="246.6707342" calcext:value-type="float">
            <text:p>246.6707342</text:p>
          </table:table-cell>
          <table:table-cell office:value-type="float" office:value="4.03993761546848" calcext:value-type="float">
            <text:p>4.03993761546848</text:p>
          </table:table-cell>
          <table:table-cell office:value-type="float" office:value="239.87596" calcext:value-type="float">
            <text:p>239.87596</text:p>
          </table:table-cell>
          <table:table-cell office:value-type="float" office:value="243.4044075" calcext:value-type="float">
            <text:p>243.4044075</text:p>
          </table:table-cell>
          <table:table-cell office:value-type="float" office:value="247.473745" calcext:value-type="float">
            <text:p>247.473745</text:p>
          </table:table-cell>
          <table:table-cell office:value-type="float" office:value="249.09805" calcext:value-type="float">
            <text:p>249.09805</text:p>
          </table:table-cell>
          <table:table-cell office:value-type="float" office:value="255.001" calcext:value-type="float">
            <text:p>255.001</text:p>
          </table:table-cell>
          <table:table-cell office:value-type="float" office:value="245.03757085" calcext:value-type="float">
            <text:p>245.03757085</text:p>
          </table:table-cell>
          <table:table-cell office:value-type="float" office:value="246.703483955425" calcext:value-type="float">
            <text:p>246.703483955425</text:p>
          </table:table-cell>
          <table:table-cell office:value-type="float" office:value="243.4044075" calcext:value-type="float">
            <text:p>243.4044075</text:p>
          </table:table-cell>
          <table:table-cell table:number-columns-repeated="2" office:value-type="float" office:value="247.473745" calcext:value-type="float">
            <text:p>247.473745</text:p>
          </table:table-cell>
          <table:table-cell office:value-type="float" office:value="4.06933749999999" calcext:value-type="float">
            <text:p>4.06933749999999</text:p>
          </table:table-cell>
          <table:table-cell office:value-type="float" office:value="15.12504" calcext:value-type="float">
            <text:p>15.12504</text:p>
          </table:table-cell>
          <table:table-cell office:value-type="float" office:value="16.3210959368771" calcext:value-type="float">
            <text:p>16.3210959368771</text:p>
          </table:table-cell>
        </table:table-row>
        <table:table-row table:style-name="ro2">
          <table:table-cell office:value-type="string" calcext:value-type="string">
            <text:p>w41</text:p>
          </table:table-cell>
          <table:table-cell office:value-type="float" office:value="100" calcext:value-type="float">
            <text:p>100</text:p>
          </table:table-cell>
          <table:table-cell office:value-type="float" office:value="255.5607521" calcext:value-type="float">
            <text:p>255.5607521</text:p>
          </table:table-cell>
          <table:table-cell office:value-type="float" office:value="3.65742483518705" calcext:value-type="float">
            <text:p>3.65742483518705</text:p>
          </table:table-cell>
          <table:table-cell office:value-type="float" office:value="248.34729" calcext:value-type="float">
            <text:p>248.34729</text:p>
          </table:table-cell>
          <table:table-cell office:value-type="float" office:value="253.22184" calcext:value-type="float">
            <text:p>253.22184</text:p>
          </table:table-cell>
          <table:table-cell office:value-type="float" office:value="255.89112" calcext:value-type="float">
            <text:p>255.89112</text:p>
          </table:table-cell>
          <table:table-cell office:value-type="float" office:value="259.2865125" calcext:value-type="float">
            <text:p>259.2865125</text:p>
          </table:table-cell>
          <table:table-cell office:value-type="float" office:value="260.22876" calcext:value-type="float">
            <text:p>260.22876</text:p>
          </table:table-cell>
          <table:table-cell office:value-type="float" office:value="254.39129605" calcext:value-type="float">
            <text:p>254.39129605</text:p>
          </table:table-cell>
          <table:table-cell office:value-type="float" office:value="255.586660455467" calcext:value-type="float">
            <text:p>255.586660455467</text:p>
          </table:table-cell>
          <table:table-cell office:value-type="float" office:value="253.22184" calcext:value-type="float">
            <text:p>253.22184</text:p>
          </table:table-cell>
          <table:table-cell table:number-columns-repeated="2" office:value-type="float" office:value="255.89112" calcext:value-type="float">
            <text:p>255.89112</text:p>
          </table:table-cell>
          <table:table-cell office:value-type="float" office:value="2.66928000000002" calcext:value-type="float">
            <text:p>2.66928000000002</text:p>
          </table:table-cell>
          <table:table-cell office:value-type="float" office:value="11.88147" calcext:value-type="float">
            <text:p>11.88147</text:p>
          </table:table-cell>
          <table:table-cell office:value-type="float" office:value="13.376756425043" calcext:value-type="float">
            <text:p>13.376756425043</text:p>
          </table:table-cell>
        </table:table-row>
        <table:table-row table:style-name="ro2">
          <table:table-cell office:value-type="string" calcext:value-type="string">
            <text:p>w42</text:p>
          </table:table-cell>
          <table:table-cell office:value-type="float" office:value="100" calcext:value-type="float">
            <text:p>100</text:p>
          </table:table-cell>
          <table:table-cell office:value-type="float" office:value="250.5399239" calcext:value-type="float">
            <text:p>250.5399239</text:p>
          </table:table-cell>
          <table:table-cell office:value-type="float" office:value="2.62446457102231" calcext:value-type="float">
            <text:p>2.62446457102231</text:p>
          </table:table-cell>
          <table:table-cell office:value-type="float" office:value="246.98961" calcext:value-type="float">
            <text:p>246.98961</text:p>
          </table:table-cell>
          <table:table-cell office:value-type="float" office:value="248.57024" calcext:value-type="float">
            <text:p>248.57024</text:p>
          </table:table-cell>
          <table:table-cell office:value-type="float" office:value="249.62181" calcext:value-type="float">
            <text:p>249.62181</text:p>
          </table:table-cell>
          <table:table-cell office:value-type="float" office:value="252.716465" calcext:value-type="float">
            <text:p>252.716465</text:p>
          </table:table-cell>
          <table:table-cell office:value-type="float" office:value="255.31677" calcext:value-type="float">
            <text:p>255.31677</text:p>
          </table:table-cell>
          <table:table-cell office:value-type="float" office:value="249.096025" calcext:value-type="float">
            <text:p>249.096025</text:p>
          </table:table-cell>
          <table:table-cell office:value-type="float" office:value="250.553532012541" calcext:value-type="float">
            <text:p>250.553532012541</text:p>
          </table:table-cell>
          <table:table-cell office:value-type="float" office:value="248.57024" calcext:value-type="float">
            <text:p>248.57024</text:p>
          </table:table-cell>
          <table:table-cell table:number-columns-repeated="2" office:value-type="float" office:value="249.62181" calcext:value-type="float">
            <text:p>249.62181</text:p>
          </table:table-cell>
          <table:table-cell office:value-type="float" office:value="1.05157" calcext:value-type="float">
            <text:p>1.05157</text:p>
          </table:table-cell>
          <table:table-cell office:value-type="float" office:value="8.32716000000002" calcext:value-type="float">
            <text:p>8.32716000000002</text:p>
          </table:table-cell>
          <table:table-cell office:value-type="float" office:value="6.8878142845513" calcext:value-type="float">
            <text:p>6.8878142845513</text:p>
          </table:table-cell>
        </table:table-row>
        <table:table-row table:style-name="ro2">
          <table:table-cell office:value-type="string" calcext:value-type="string">
            <text:p>w43</text:p>
          </table:table-cell>
          <table:table-cell office:value-type="float" office:value="100" calcext:value-type="float">
            <text:p>100</text:p>
          </table:table-cell>
          <table:table-cell office:value-type="float" office:value="247.348118" calcext:value-type="float">
            <text:p>247.348118</text:p>
          </table:table-cell>
          <table:table-cell office:value-type="float" office:value="3.70125804382453" calcext:value-type="float">
            <text:p>3.70125804382453</text:p>
          </table:table-cell>
          <table:table-cell office:value-type="float" office:value="241.99536" calcext:value-type="float">
            <text:p>241.99536</text:p>
          </table:table-cell>
          <table:table-cell office:value-type="float" office:value="243.5440175" calcext:value-type="float">
            <text:p>243.5440175</text:p>
          </table:table-cell>
          <table:table-cell office:value-type="float" office:value="247.107935" calcext:value-type="float">
            <text:p>247.107935</text:p>
          </table:table-cell>
          <table:table-cell office:value-type="float" office:value="251.157905" calcext:value-type="float">
            <text:p>251.157905</text:p>
          </table:table-cell>
          <table:table-cell office:value-type="float" office:value="252.9938" calcext:value-type="float">
            <text:p>252.9938</text:p>
          </table:table-cell>
          <table:table-cell office:value-type="float" office:value="245.32597625" calcext:value-type="float">
            <text:p>245.32597625</text:p>
          </table:table-cell>
          <table:table-cell office:value-type="float" office:value="247.375531926943" calcext:value-type="float">
            <text:p>247.375531926943</text:p>
          </table:table-cell>
          <table:table-cell office:value-type="float" office:value="243.5440175" calcext:value-type="float">
            <text:p>243.5440175</text:p>
          </table:table-cell>
          <table:table-cell table:number-columns-repeated="2" office:value-type="float" office:value="247.107935" calcext:value-type="float">
            <text:p>247.107935</text:p>
          </table:table-cell>
          <table:table-cell office:value-type="float" office:value="3.5639175" calcext:value-type="float">
            <text:p>3.5639175</text:p>
          </table:table-cell>
          <table:table-cell office:value-type="float" office:value="10.99844" calcext:value-type="float">
            <text:p>10.99844</text:p>
          </table:table-cell>
          <table:table-cell office:value-type="float" office:value="13.6993111069758" calcext:value-type="float">
            <text:p>13.6993111069758</text:p>
          </table:table-cell>
        </table:table-row>
        <table:table-row table:style-name="ro2">
          <table:table-cell office:value-type="string" calcext:value-type="string">
            <text:p>w44</text:p>
          </table:table-cell>
          <table:table-cell office:value-type="float" office:value="100" calcext:value-type="float">
            <text:p>100</text:p>
          </table:table-cell>
          <table:table-cell office:value-type="float" office:value="250.1560366" calcext:value-type="float">
            <text:p>250.1560366</text:p>
          </table:table-cell>
          <table:table-cell office:value-type="float" office:value="3.18053869936144" calcext:value-type="float">
            <text:p>3.18053869936144</text:p>
          </table:table-cell>
          <table:table-cell office:value-type="float" office:value="245.31439" calcext:value-type="float">
            <text:p>245.31439</text:p>
          </table:table-cell>
          <table:table-cell office:value-type="float" office:value="247.6400075" calcext:value-type="float">
            <text:p>247.6400075</text:p>
          </table:table-cell>
          <table:table-cell office:value-type="float" office:value="250.005765" calcext:value-type="float">
            <text:p>250.005765</text:p>
          </table:table-cell>
          <table:table-cell office:value-type="float" office:value="253.333285" calcext:value-type="float">
            <text:p>253.333285</text:p>
          </table:table-cell>
          <table:table-cell office:value-type="float" office:value="255.08676" calcext:value-type="float">
            <text:p>255.08676</text:p>
          </table:table-cell>
          <table:table-cell office:value-type="float" office:value="248.82288625" calcext:value-type="float">
            <text:p>248.82288625</text:p>
          </table:table-cell>
          <table:table-cell office:value-type="float" office:value="250.176052642083" calcext:value-type="float">
            <text:p>250.176052642083</text:p>
          </table:table-cell>
          <table:table-cell office:value-type="float" office:value="247.6400075" calcext:value-type="float">
            <text:p>247.6400075</text:p>
          </table:table-cell>
          <table:table-cell table:number-columns-repeated="2" office:value-type="float" office:value="250.005765" calcext:value-type="float">
            <text:p>250.005765</text:p>
          </table:table-cell>
          <table:table-cell office:value-type="float" office:value="2.36575749999997" calcext:value-type="float">
            <text:p>2.36575749999997</text:p>
          </table:table-cell>
          <table:table-cell office:value-type="float" office:value="9.77237" calcext:value-type="float">
            <text:p>9.77237</text:p>
          </table:table-cell>
          <table:table-cell office:value-type="float" office:value="10.1158264181358" calcext:value-type="float">
            <text:p>10.1158264181358</text:p>
          </table:table-cell>
        </table:table-row>
        <table:table-row table:style-name="ro2">
          <table:table-cell office:value-type="string" calcext:value-type="string">
            <text:p>w45</text:p>
          </table:table-cell>
          <table:table-cell office:value-type="float" office:value="100" calcext:value-type="float">
            <text:p>100</text:p>
          </table:table-cell>
          <table:table-cell office:value-type="float" office:value="244.7128526" calcext:value-type="float">
            <text:p>244.7128526</text:p>
          </table:table-cell>
          <table:table-cell office:value-type="float" office:value="0.844112674117201" calcext:value-type="float">
            <text:p>0.844112674117201</text:p>
          </table:table-cell>
          <table:table-cell office:value-type="float" office:value="244.02997" calcext:value-type="float">
            <text:p>244.02997</text:p>
          </table:table-cell>
          <table:table-cell office:value-type="float" office:value="244.21554" calcext:value-type="float">
            <text:p>244.21554</text:p>
          </table:table-cell>
          <table:table-cell office:value-type="float" office:value="244.385225" calcext:value-type="float">
            <text:p>244.385225</text:p>
          </table:table-cell>
          <table:table-cell office:value-type="float" office:value="244.721725" calcext:value-type="float">
            <text:p>244.721725</text:p>
          </table:table-cell>
          <table:table-cell office:value-type="float" office:value="247.38428" calcext:value-type="float">
            <text:p>247.38428</text:p>
          </table:table-cell>
          <table:table-cell office:value-type="float" office:value="244.3003825" calcext:value-type="float">
            <text:p>244.3003825</text:p>
          </table:table-cell>
          <table:table-cell office:value-type="float" office:value="244.714293878747" calcext:value-type="float">
            <text:p>244.714293878747</text:p>
          </table:table-cell>
          <table:table-cell office:value-type="float" office:value="244.21554" calcext:value-type="float">
            <text:p>244.21554</text:p>
          </table:table-cell>
          <table:table-cell table:number-columns-repeated="2" office:value-type="float" office:value="244.385225" calcext:value-type="float">
            <text:p>244.385225</text:p>
          </table:table-cell>
          <table:table-cell office:value-type="float" office:value="0.169685000000015" calcext:value-type="float">
            <text:p>0.169685000000015</text:p>
          </table:table-cell>
          <table:table-cell office:value-type="float" office:value="3.35430999999997" calcext:value-type="float">
            <text:p>3.35430999999997</text:p>
          </table:table-cell>
          <table:table-cell office:value-type="float" office:value="0.712526206605291" calcext:value-type="float">
            <text:p>0.712526206605291</text:p>
          </table:table-cell>
        </table:table-row>
        <table:table-row table:style-name="ro2">
          <table:table-cell office:value-type="string" calcext:value-type="string">
            <text:p>w46</text:p>
          </table:table-cell>
          <table:table-cell office:value-type="float" office:value="100" calcext:value-type="float">
            <text:p>100</text:p>
          </table:table-cell>
          <table:table-cell office:value-type="float" office:value="244.9168637" calcext:value-type="float">
            <text:p>244.9168637</text:p>
          </table:table-cell>
          <table:table-cell office:value-type="float" office:value="0.187620769357373" calcext:value-type="float">
            <text:p>0.187620769357373</text:p>
          </table:table-cell>
          <table:table-cell office:value-type="float" office:value="244.47852" calcext:value-type="float">
            <text:p>244.47852</text:p>
          </table:table-cell>
          <table:table-cell office:value-type="float" office:value="244.8362" calcext:value-type="float">
            <text:p>244.8362</text:p>
          </table:table-cell>
          <table:table-cell office:value-type="float" office:value="244.92728" calcext:value-type="float">
            <text:p>244.92728</text:p>
          </table:table-cell>
          <table:table-cell office:value-type="float" office:value="245.0210225" calcext:value-type="float">
            <text:p>245.0210225</text:p>
          </table:table-cell>
          <table:table-cell office:value-type="float" office:value="245.3801" calcext:value-type="float">
            <text:p>245.3801</text:p>
          </table:table-cell>
          <table:table-cell office:value-type="float" office:value="244.87653185" calcext:value-type="float">
            <text:p>244.87653185</text:p>
          </table:table-cell>
          <table:table-cell office:value-type="float" office:value="244.916934845637" calcext:value-type="float">
            <text:p>244.916934845637</text:p>
          </table:table-cell>
          <table:table-cell office:value-type="float" office:value="244.8362" calcext:value-type="float">
            <text:p>244.8362</text:p>
          </table:table-cell>
          <table:table-cell table:number-columns-repeated="2" office:value-type="float" office:value="244.92728" calcext:value-type="float">
            <text:p>244.92728</text:p>
          </table:table-cell>
          <table:table-cell office:value-type="float" office:value="0.0910799999999768" calcext:value-type="float">
            <text:p>0.091079999999977</text:p>
          </table:table-cell>
          <table:table-cell office:value-type="float" office:value="0.901579999999967" calcext:value-type="float">
            <text:p>0.901579999999967</text:p>
          </table:table-cell>
          <table:table-cell office:value-type="float" office:value="0.0352015530942526" calcext:value-type="float">
            <text:p>0.035201553094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9:50:11.688426720</meta:creation-date>
    <dc:date>2020-04-16T20:22:13.718096968</dc:date>
    <meta:editing-duration>PT31M57S</meta:editing-duration>
    <meta:editing-cycles>8</meta:editing-cycles>
    <meta:generator>LibreOffice/6.3.5.2$Linux_X86_64 LibreOffice_project/30$Build-2</meta:generator>
    <meta:document-statistic meta:table-count="1" meta:cell-count="798" meta:object-count="0"/>
  </office:meta>
</office:document-meta>
</file>